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Text_20_body">
      <style:paragraph-properties fo:line-height="150%" fo:text-align="start" style:justify-single-word="false"/>
      <style:text-properties style:font-name="Comic Sans MS" officeooo:rsid="00073f4c" officeooo:paragraph-rsid="00073f4c" style:font-name-asian="Comic Sans MS"/>
    </style:style>
    <style:style style:name="P2" style:family="paragraph" style:parent-style-name="Text_20_body">
      <style:paragraph-properties fo:line-height="150%"/>
      <style:text-properties style:font-name="Comic Sans MS" officeooo:paragraph-rsid="00073f4c" style:font-name-asian="Comic Sans MS"/>
    </style:style>
    <style:style style:name="P3" style:family="paragraph" style:parent-style-name="Text_20_body">
      <style:paragraph-properties fo:line-height="150%"/>
      <style:text-properties style:font-name="Comic Sans MS" officeooo:rsid="000abf32" officeooo:paragraph-rsid="000abf32" style:font-name-asian="Comic Sans MS"/>
    </style:style>
    <style:style style:name="P4" style:family="paragraph" style:parent-style-name="Title">
      <style:paragraph-properties fo:line-height="150%" fo:text-align="start" style:justify-single-word="false"/>
      <style:text-properties style:font-name="Comic Sans MS" officeooo:rsid="000abf32" officeooo:paragraph-rsid="000abf32" style:font-name-asian="Comic Sans MS"/>
    </style:style>
    <style:style style:name="P5" style:family="paragraph" style:parent-style-name="Subtitle">
      <style:paragraph-properties fo:line-height="150%" fo:text-align="start" style:justify-single-word="false"/>
      <style:text-properties style:font-name="Comic Sans MS" officeooo:rsid="000c9806" officeooo:paragraph-rsid="000c9806" style:font-name-asian="Comic Sans MS"/>
    </style:style>
    <style:style style:name="P6" style:family="paragraph" style:parent-style-name="Heading_20_1">
      <style:paragraph-properties fo:line-height="150%"/>
      <style:text-properties style:font-name="Comic Sans MS" officeooo:rsid="000c9806" officeooo:paragraph-rsid="000c9806" style:font-name-asian="Comic Sans MS"/>
    </style:style>
    <style:style style:name="P7" style:family="paragraph" style:parent-style-name="Heading_20_1">
      <style:paragraph-properties fo:line-height="150%"/>
      <style:text-properties fo:font-variant="normal" fo:text-transform="none" fo:color="#000000" loext:opacity="100%" style:font-name="Comic Sans MS" fo:font-size="10.5pt" fo:letter-spacing="normal" fo:font-style="normal" fo:font-weight="normal" officeooo:rsid="000abf32" officeooo:paragraph-rsid="000abf32" style:font-name-asian="Comic Sans MS"/>
    </style:style>
    <style:style style:name="P8" style:family="paragraph" style:parent-style-name="Text_20_body">
      <style:paragraph-properties fo:line-height="150%"/>
      <style:text-properties fo:font-variant="normal" fo:text-transform="none" fo:color="#000000" loext:opacity="100%" style:font-name="Comic Sans MS" fo:font-size="10.5pt" fo:letter-spacing="normal" fo:font-style="normal" fo:font-weight="normal" officeooo:rsid="000abf32" officeooo:paragraph-rsid="000abf32" style:font-name-asian="Comic Sans MS"/>
    </style:style>
    <style:style style:name="P9" style:family="paragraph" style:parent-style-name="Text_20_body">
      <style:paragraph-properties fo:line-height="150%"/>
      <style:text-properties style:font-name="Comic Sans MS" officeooo:rsid="000abf32" officeooo:paragraph-rsid="000abf32" style:font-name-asian="Comic Sans MS"/>
    </style:style>
    <style:style style:name="T1" style:family="text">
      <style:text-properties fo:font-variant="normal" fo:text-transform="none" fo:color="#000000" loext:opacity="100%" fo:font-size="10.5pt" fo:letter-spacing="normal" fo:font-style="normal" fo:font-weight="normal"/>
    </style:style>
    <style:style style:name="T2" style:family="text">
      <style:text-properties fo:font-variant="normal" fo:text-transform="none" fo:color="#000000" loext:opacity="100%" fo:font-size="10.5pt" fo:letter-spacing="normal" fo:font-style="normal" fo:font-weight="normal" officeooo:rsid="00073f4c"/>
    </style:style>
    <style:style style:name="T3" style:family="text">
      <style:text-properties officeooo:rsid="000c98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text:span text:style-name="T3">ill The Lily Blooms</text:span></text:p>
      <text:p text:style-name="P5">First Version - UNFINISHED</text:p>
      <text:p text:style-name="P1"/>
      <text:h text:style-name="P6" text:outline-level="1">2022</text:h>
      <text:p text:style-name="P2"/>
      <text:h text:style-name="Heading_20_1" text:outline-level="1">DESCRIPTION: </text:h>
      <text:h text:style-name="P7" text:outline-level="1">Chapter 1: [2022.5.3 &amp; 2022.6.14]</text:h>
      <text:p text:style-name="P8">Prologue - Chapter 10: [2022.8.13~18]</text:p>
      <text:p text:style-name="P8">Editing: [2022.8.19~]</text:p>
      <text:p text:style-name="P2"><text:span text:style-name="T2"/></text:p>
      <text:p text:style-name="P3"><text:span text:style-name="T1"/></text:p>
      <text:h text:style-name="Heading_20_2" text:outline-level="2">Intro</text:h>
      <text:p text:style-name="P8">The daily life of a carefree Satyress.</text:p>
      <text:p text:style-name="P8">Seleni has lived her life without a care in the world and doing her best to help others in need.</text:p>
      <text:p text:style-name="P8">She kept living Spring after Spring… Why isn't she dying?</text:p>
      <text:p text:style-name="P3"><text:span text:style-name="T1"/></text:p>
      <text:p text:style-name="P8">Seleni realizes she's not aging. She had outlived her grandfather and still felt the same, the same youth energy in her body.</text:p>
      <text:p text:style-name="P3"><text:span text:style-name="T1"/></text:p>
      <text:p text:style-name="P8">What was happening? She searched book by book and nothing. She gives up. If she died tomorrow? Fine. If she never dies? A little terrifying.</text:p>
      <text:p text:style-name="P3"><text:span text:style-name="T1"/></text:p>
      <text:p text:style-name="P3"><text:soft-page-break/><text:span text:style-name="T1">One day, a peculiar human comes by in her drugstore, searching for a job. She found herself getting closer to him everyday. What's the worst that could happen? It's not like he'll be the reason for a major discovery in her life.</text:span></text:p>
      <text:p text:style-name="P3"><text:span text:style-name="T1"/></text:p>
      <text:p text:style-name="P3"><text:span text:style-name="T1"/></text:p>
      <text:p text:style-name="P8">Till the Lily Blooms (TTLB) is an original story of mine that happens in the Dungeons &amp; Dragons Universe along with a few Greek/Roman Mythology traits and my own changes and additions to fit my liking and the plot (so if you find anything that is not true, it's likely that I have changed).</text:p>
      <text:p text:style-name="P3"><text:span text:style-name="T1"/></text:p>
      <text:p text:style-name="P8">Genres:</text:p>
      <text:p text:style-name="P8">Slice of life</text:p>
      <text:p text:style-name="P8">Fantasy</text:p>
      <text:p text:style-name="P8">Romance</text:p>
      <text:p text:style-name="P8">Comedy (?)</text:p>
      <text:p text:style-name="P8">Female MC</text:p>
      <text:p text:style-name="P8">DnD</text:p>
      <text:p text:style-name="P8">Queer</text:p>
      <text:p text:style-name="P3"><text:span text:style-name="T1"/></text:p>
      <text:p text:style-name="P3"><text:span text:style-name="T1"/></text:p>
      <text:h text:style-name="Heading_20_2" text:outline-level="2">Notes about some characters:</text:h>
      <text:p text:style-name="P3"><text:span text:style-name="T1"/></text:p>
      <text:p text:style-name="P8">SELENI: she has an energetic personality and is very social, open-minded. She cusses often. And her lines tend to end with "!" She also is the smartest.</text:p>
      <text:p text:style-name="P8">CAMILLE: he tends to come out as a lil' stupid to the other characters. But that's because he spent most of his life (in the Overworld) as an outcast. He's the most polite and formal. He's a slow speaker and the one who doesn't get the jokes.</text:p>
      <text:p text:style-name="P8">PIERCE: a reserved guy. He cusses. Tends to come out as rude and he is indeed cold at first, but he is very caring and the "dad" of the group (even though he's the youngest).</text:p>
      <text:p text:style-name="P3"><text:soft-page-break/><text:span text:style-name="T1">YENNA: the mommy. Like Seleni, she's energetic and lively, although more responsible than her. Cusses the most</text:span></text:p>
      <text:p text:style-name="P8">LINNETT: a windbag. Master of taking too long to get to the point. Usually the clown of the group, but can be the most serious when needed. She is very wise and spills random facts and people question how she knows all of that.</text:p>
      <text:p text:style-name="P3"><text:span text:style-name="T1"/></text:p>
      <text:p text:style-name="P3"><text:span text:style-name="T1"/></text:p>
      <text:h text:style-name="Heading_20_1" text:outline-level="1">00. Prologue</text:h>
      <text:p text:style-name="P8"><text:s/></text:p>
      <text:p text:style-name="P3"><text:span text:style-name="T1"/></text:p>
      <text:p text:style-name="P8">It's freezing and the ground is covered in snow. My fingertips are red and hard to move. I try to look for something around me, but there's nothing. Not a tree standing nearby. Not a sound of birds chirping. Just my breathing… in and out. In and out. Looking up, the sky is painted in sweet pink shades and it embraces my body and skin in tenderness. Cherry pink, pompous flamingos, bubblegum clouds…</text:p>
      <text:p text:style-name="P3"><text:span text:style-name="T1"/></text:p>
      <text:p text:style-name="P8">My body moves forward and my feet sink in the white dirt. On and on. One step after another. I watch the whole landscape slowly become pure white.</text:p>
      <text:p text:style-name="P3"><text:span text:style-name="T1"/></text:p>
      <text:p text:style-name="P8">My eyes flicker and the snow is now gone and I find myself surrounded by white lilies. No more pink skies. Just white petals everywhere.</text:p>
      <text:p text:style-name="P3"><text:span text:style-name="T1"/></text:p>
      <text:p text:style-name="P8">The flowers notice my arrival and move aside forming a path leading to the centre of the field. As I reach the middle, there's an empty spot, one that nothing seems to grow.</text:p>
      <text:p text:style-name="P3"><text:span text:style-name="T1"/></text:p>
      <text:p text:style-name="P8">I sat down on that spot and felt a warm breeze brushing against my cheeks.</text:p>
      <text:p text:style-name="P3"><text:span text:style-name="T1"/></text:p>
      <text:p text:style-name="P8">A rush of sadness filled my chest at that moment. A shadow covers my sight right after and I watch the sky being tainted of raven plumes.</text:p>
      <text:p text:style-name="P3"><text:soft-page-break/><text:span text:style-name="T1"/></text:p>
      <text:p text:style-name="P8">Rain started pouring down and what was white became orange, a terrifying orange. The lilies were all staring at me. They grew bigger each second. Blood started coming out of their cores, dripping down on my head, and a hole opened in the ground pulling me inside. I kept struggling and it was all in vain. I shouted. Screamed for help. But there was no one. I couldn't hear my own screams.</text:p>
      <text:p text:style-name="P3"><text:span text:style-name="T1"/></text:p>
      <text:p text:style-name="P8">When my mouth was the last thing that could be seen, I called out to someone:</text:p>
      <text:p text:style-name="P3"><text:span text:style-name="T1"/></text:p>
      <text:p text:style-name="P8">"Lilith!"</text:p>
      <text:p text:style-name="P3"><text:span text:style-name="T1"/></text:p>
      <text:p text:style-name="P8">Whose name is that...?</text:p>
      <text:p text:style-name="P3"><text:span text:style-name="T1"/></text:p>
      <text:p text:style-name="P3"><text:span text:style-name="T1"/></text:p>
      <text:p text:style-name="P8">• • •</text:p>
      <text:p text:style-name="P3"><text:span text:style-name="T1"/></text:p>
      <text:p text:style-name="P3"><text:span text:style-name="T1"/></text:p>
      <text:p text:style-name="P8">"Lilith, I love you..." I professed those words to a gorgeous girl in front of me.</text:p>
      <text:p text:style-name="P3"><text:span text:style-name="T1"/></text:p>
      <text:p text:style-name="P8">She had on a white sheer dress with pink flowers in her hair. The most captivating woman I have ever seen. The love of my life…</text:p>
      <text:p text:style-name="P3"><text:span text:style-name="T1"/></text:p>
      <text:p text:style-name="P8">"You know I love you too…" She caressed my cheeks with her feather-like hands. A nostalgic feeling occupied my heart. How many times has she done this and yet I can't help but melt in these hands every time.</text:p>
      <text:p text:style-name="P3"><text:span text:style-name="T1"/></text:p>
      <text:p text:style-name="P8">To think that this might be the last day I feel this warmth. It hurts me deep inside and it's hard to breathe. My throat tightened and my words took longer to come out.</text:p>
      <text:p text:style-name="P3"><text:span text:style-name="T1"/></text:p>
      <text:p text:style-name="P3"><text:soft-page-break/><text:span text:style-name="T1">"...Then why?! Why do you have to do this?!" I raised my trembling voice, doing my best to hold in the tears as I held the hand on my cheek in a tight grip.</text:span></text:p>
      <text:p text:style-name="P3"><text:span text:style-name="T1"/></text:p>
      <text:p text:style-name="P8">"It won't last. It's a marriage devoid of passion, a meaningless contract."</text:p>
      <text:p text:style-name="P3"><text:span text:style-name="T1"/></text:p>
      <text:p text:style-name="P8">"Not to me…" I quieted down and avoided her gaze. "If you cared a little mo-"</text:p>
      <text:p text:style-name="P3"><text:span text:style-name="T1"/></text:p>
      <text:p text:style-name="P8">"Hey, hey! Don't you dare finish that sentence. We don't need more hurt between us."</text:p>
      <text:p text:style-name="P3"><text:span text:style-name="T1"/></text:p>
      <text:p text:style-name="P8">"...Run away with me... Lilith, I beg you." I held her in my arms, burying my face in her chest. "I beg you…! That man is going to destroy you!"</text:p>
      <text:p text:style-name="P3"><text:span text:style-name="T1"/></text:p>
      <text:p text:style-name="P8">"You know that's not possible… My family would never allow me."</text:p>
      <text:p text:style-name="P3"><text:span text:style-name="T1"/></text:p>
      <text:p text:style-name="P3"><text:span text:style-name="T1"/></text:p>
      <text:p text:style-name="P8">• • •</text:p>
      <text:p text:style-name="P3"><text:span text:style-name="T1"/></text:p>
      <text:p text:style-name="P3"><text:span text:style-name="T1"/></text:p>
      <text:p text:style-name="P8">"LILITH! NO!" I screamed my lungs out, trying to reach for the woman standing on the edge of a cliff. I was dragging myself to her with the little power that lasted in my body. My leg was cut off and it wouldn't stop bleeding. My sight was failing me but I knew that I had to keep moving forward.</text:p>
      <text:p text:style-name="P3"><text:span text:style-name="T1"/></text:p>
      <text:p text:style-name="P8">"I can't anymore..." She showed me a smile. The best she could pull off. But all I could see was hurt. This time, her white dress was all torn, dirtied with blood, and scars could be seen all over her skin, old and new. She was pale, weak, like she had been refusing to eat for days.</text:p>
      <text:p text:style-name="P3"><text:span text:style-name="T1"/></text:p>
      <text:p text:style-name="P3"><text:soft-page-break/><text:span text:style-name="T1">Tears start building in her eyes. Before I could say something, she spoke, "I wish things could have happened differently… I regret so many things…! And it hurts! There was not a single time I slept well ever since I left you! I thought about you every night. You were the only reason why I kept going in hopes I would see you again!!! It's so shameful to be seen by you the way I am right now. I'm disgusting. I can't stand it. I don't have the courage to look you in the eye anymore!" She swallowed her tears and paused. "…If I had run away with you at that time, would things have happened differently?"</text:span></text:p>
      <text:p text:style-name="P3"><text:span text:style-name="T1"/></text:p>
      <text:p text:style-name="P8">"YOU CAN! WE CAN STILL DO THAT! SO PLEASE DON'T! STAY THERE, WE WILL RUN AWAY TOGETHER!" I yelled, crawling desperately on the grass, doing all I could to move faster. "LILITH, PLEASE-"</text:p>
      <text:p text:style-name="P3"><text:span text:style-name="T1"/></text:p>
      <text:p text:style-name="P3"><text:span text:style-name="T1"/></text:p>
      <text:p text:style-name="P3"><text:span text:style-name="T1"/></text:p>
      <text:p text:style-name="P8">I couldn't reach her.</text:p>
      <text:p text:style-name="P3"><text:span text:style-name="T1"/></text:p>
      <text:p text:style-name="P3"><text:span text:style-name="T1"/></text:p>
      <text:p text:style-name="P8">"Farewell, Margareth. My love."</text:p>
      <text:p text:style-name="P3"><text:span text:style-name="T1"/></text:p>
      <text:p text:style-name="P3"><text:span text:style-name="T1"/></text:p>
      <text:p text:style-name="P8">• • •</text:p>
      <text:p text:style-name="P3"><text:span text:style-name="T1"/></text:p>
      <text:p text:style-name="P3"><text:span text:style-name="T1"/></text:p>
      <text:p text:style-name="P8">"...Syllin. Syllin, wake up."</text:p>
      <text:p text:style-name="P3"><text:span text:style-name="T1"/></text:p>
      <text:p text:style-name="P8">I opened my eyes and found this man with pointed ears in front of me.</text:p>
      <text:p text:style-name="P3"><text:span text:style-name="T1"/></text:p>
      <text:p text:style-name="P8">"Lael? What are you doing here?" Dizzy and my sight blurred, I looked around, trying to figure out my surroundings. It's dark and I'm sitting on the ground.</text:p>
      <text:p text:style-name="P3"><text:soft-page-break/><text:span text:style-name="T1"><text:s/></text:span></text:p>
      <text:p text:style-name="P8">What was that just now? Where's that woman? Now there's just grass and trees everywhere.</text:p>
      <text:p text:style-name="P3"><text:span text:style-name="T1"/></text:p>
      <text:p text:style-name="P8">"That's my question. I was training outside and saw you come out of your tent and head into the forest. I was worried so I followed you."</text:p>
      <text:p text:style-name="P3"><text:span text:style-name="T1"/></text:p>
      <text:p text:style-name="P8">"Followed me into the forest? I came here alone?"</text:p>
      <text:p text:style-name="P3"><text:span text:style-name="T1"/></text:p>
      <text:p text:style-name="P8">"Yeah, and then you almost fell down so I ran to catch you. I think you were sleepwalking. Anyways, are you ok? You're sweating a lot. Was it a nightmare?"</text:p>
      <text:p text:style-name="P3"><text:span text:style-name="T1"/></text:p>
      <text:p text:style-name="P8">"I'm fine, thanks." I scratched my head.</text:p>
      <text:p text:style-name="P3"><text:span text:style-name="T1"/></text:p>
      <text:p text:style-name="P8">A nightmare?</text:p>
      <text:p text:style-name="P3"><text:span text:style-name="T1"/></text:p>
      <text:p text:style-name="P8">"We should head back to our tents. I don't want your grandpa to think I'm a bad influence." He stood up and offered me his hand. "Come on."</text:p>
      <text:p text:style-name="P3"><text:span text:style-name="T1"/></text:p>
      <text:p text:style-name="P3"><text:span text:style-name="T1"/></text:p>
      <text:p text:style-name="P3"><text:span text:style-name="T1"/></text:p>
      <text:p text:style-name="P8">P.S: I wrote this chapter while listening to Frank Ocean</text:p>
      <text:p text:style-name="P3"><text:span text:style-name="T1"/></text:p>
      <text:h text:style-name="Heading_20_1" text:outline-level="1">01. I met a human.</text:h>
      <text:p text:style-name="P3"><text:span text:style-name="T1"/></text:p>
      <text:p text:style-name="P3"><text:span text:style-name="T1">Once in a while, a weirdo pops into my drugstore (Sheep Pharm). I say weirdo, because he never buys anything besides sweets and water. You can buy those at a common market. Why go to a drugstore? Sometimes I catch </text:span><text:soft-page-break/><text:span text:style-name="T1">him staring at me and I find that kinda creepy. It's like he wants to start a convo but is still planning his script.</text:span></text:p>
      <text:p text:style-name="P3"><text:span text:style-name="T1"/></text:p>
      <text:p text:style-name="P8">His looks are of a middle-aged human traveller, has a camel, big scarves, lots of jewelry and everything. Long, untreated peachy hair and always tied in a low ponytail like it's the only hairstyle he can do; green olive eyes, his skin a brown umber. He usually looks dirty and with bruises on his arms and face. I bet he makes a living by killing /hunting creatures or doing heavy work. (His hair needs treatment asap!)</text:p>
      <text:p text:style-name="P8"><text:s text:c="5"/></text:p>
      <text:p text:style-name="P8">He is indeed interesting. I've seen flashier, but he stands out for sure. There was a time I saw him reading the contents of a water bottle, and then asked me to explain why water had no calories and if it had none, why write it. Another time, I caught him trying to steal candies from the balcony right in front of me; I didn't know if it was stupid of him to do it or courageous. He asks a lot of silly questions just like a curious child. What a weird human.</text:p>
      <text:p text:style-name="P8"><text:s text:c="4"/></text:p>
      <text:p text:style-name="P8">Because of him standing out, I noticed he comes to this town once or twice every month.</text:p>
      <text:p text:style-name="P3"><text:span text:style-name="T1"/></text:p>
      <text:p text:style-name="P3"><text:span text:style-name="T1"/></text:p>
      <text:p text:style-name="P3"><text:span text:style-name="T1"/></text:p>
      <text:p text:style-name="P8">Soon it would be closing time so I was organizing the products on the shelves and restocking them for the next day. My assistant had gone home earlier and I was taking longer to finish, since she is way faster than me at it.</text:p>
      <text:p text:style-name="P8"><text:s text:c="4"/></text:p>
      <text:p text:style-name="P8">Moving to the beverages section, when I reached for the water bottles, a memory flashed through:</text:p>
      <text:p text:style-name="P3"><text:span text:style-name="T1"/></text:p>
      <text:p text:style-name="P8">&lt;Why write on the label that water has zero calories then? It's obvious it has no calories.&gt;</text:p>
      <text:p text:style-name="P8"><text:s text:c="5"/></text:p>
      <text:p text:style-name="P8">I looked at the calendar on the wall.</text:p>
      <text:p text:style-name="P3"><text:span text:style-name="T1"/></text:p>
      <text:p text:style-name="P3"><text:soft-page-break/><text:span text:style-name="T1">"Today is the 31st. He hasn't stopped by this month yet... How strange."</text:span></text:p>
      <text:p text:style-name="P3"><text:span text:style-name="T1"/></text:p>
      <text:p text:style-name="P8"><text:s text:c="3"/></text:p>
      <text:p text:style-name="P8">I took a peek outside. The merchants were all preparing to head home and the street was silent. The sun said goodbye and the street lamps were turning on one by one.</text:p>
      <text:p text:style-name="P3"><text:span text:style-name="T1"/></text:p>
      <text:p text:style-name="P8">I should go home too. Doesn't look like someone is gonna come anymore today.</text:p>
      <text:p text:style-name="P8"><text:s text:c="3"/></text:p>
      <text:p text:style-name="P8">That's when I hear the shop's door bell ringing.</text:p>
      <text:p text:style-name="P3"><text:span text:style-name="T1"/></text:p>
      <text:p text:style-name="P8">Really?</text:p>
      <text:p text:style-name="P3"><text:span text:style-name="T1"/></text:p>
      <text:p text:style-name="P8">"Lady Sheep, please, help me! I beg you!!!"</text:p>
      <text:p text:style-name="P8"><text:s text:c="3"/></text:p>
      <text:p text:style-name="P8">I glanced up to the door and-</text:p>
      <text:p text:style-name="P3"><text:span text:style-name="T1"/></text:p>
      <text:p text:style-name="P3"><text:span text:style-name="T1"/></text:p>
      <text:p text:style-name="P3"><text:span text:style-name="T1"/></text:p>
      <text:p text:style-name="P8">…It's the weirdo.</text:p>
      <text:p text:style-name="P3"><text:span text:style-name="T1"/></text:p>
      <text:p text:style-name="P3"><text:span text:style-name="T1"/></text:p>
      <text:p text:style-name="P3"><text:span text:style-name="T1"/></text:p>
      <text:p text:style-name="P8">"Madeleine...! Madeleine, stay with me! Don't worry, ok? This kind lady is going to help you, alright? You'll be safe, you'll be safe..."</text:p>
      <text:p text:style-name="P8"><text:s text:c="4"/></text:p>
      <text:p text:style-name="P8">The human guy was caressing his camel, trying to comfort it. Although, he was the one looking more helpless. His hands were trembling and his voice shaking.</text:p>
      <text:p text:style-name="P3"><text:soft-page-break/><text:span text:style-name="T1"><text:s text:c="4"/></text:span></text:p>
      <text:p text:style-name="P8">In front of me, a struggling to breathe camel was lying on the ground, seeming weak and tired. According to her owner, she has been refusing to eat for some days.</text:p>
      <text:p text:style-name="P8"><text:s text:c="4"/></text:p>
      <text:p text:style-name="P8">"Let's move to the back of the store so I can take a better look at her."</text:p>
      <text:p text:style-name="P3"><text:span text:style-name="T1"/></text:p>
      <text:p text:style-name="P8"><text:s text:c="4"/></text:p>
      <text:p text:style-name="P8">I crouched next to the camel, looking for symptoms. When I touched her, her body was incredibly hot; she also had a runny nose. Apparently, there were no other signs.</text:p>
      <text:p text:style-name="P8"><text:s text:c="4"/></text:p>
      <text:p text:style-name="P8">"Hey, kid. Madeleine, right? This guy here seems to care a lot about you. Why haven't you been eating? Are you in pain somewhere?" (in camel language*¹)</text:p>
      <text:p text:style-name="P8"><text:s text:c="4"/></text:p>
      <text:p text:style-name="P8">"You're the Satyress... Since last week, it has been hard to swallow food. I feel very hot and tired, maybe it's because I'm not eating. I know I'm worrying my owner, but I'll be fine in a couple days, tell him that please. He's exaggerating."</text:p>
      <text:p text:style-name="P8"><text:s text:c="4"/></text:p>
      <text:p text:style-name="P8">"At least, y'all animals know I'm a satyress. It's no good worrying him this way, that's why he brought you to me. I'm gonna heal you with my special power and you won't feel sick anymore, ok?"</text:p>
      <text:p text:style-name="P3"><text:span text:style-name="T1"/></text:p>
      <text:p text:style-name="P8"><text:s text:c="4"/></text:p>
      <text:p text:style-name="P8">A fever, a runny nose, swollen throat. It was definitely a cold. I could just treat her with basic remedies and she would get better in some days, but... he looks like he wants a cure right this instant.</text:p>
      <text:p text:style-name="P8"><text:s text:c="4"/></text:p>
      <text:p text:style-name="P8">"Hey, you don't need to worry, she'll be fine. It's just a common cold. I'll heal her and she'll get better in a sec, but she needs to rest. I advise you to not take her anywhere tonight. You can let her stay here if you have somewhere else to be this evening."</text:p>
      <text:p text:style-name="P8"><text:s text:c="4"/></text:p>
      <text:p text:style-name="P3"><text:soft-page-break/><text:span text:style-name="T1">"No, it's fine. I'll stay with Maddie here."</text:span></text:p>
      <text:p text:style-name="P8"><text:s text:c="3"/></text:p>
      <text:p text:style-name="P8">"You sure? It gets cold at night in this place. It will be quite uncomfortable."</text:p>
      <text:p text:style-name="P8"><text:s text:c="2"/></text:p>
      <text:p text:style-name="P8">"I'm sure. We are used to sleeping in cold places."</text:p>
      <text:p text:style-name="P3"><text:span text:style-name="T1"/></text:p>
      <text:p text:style-name="P8"><text:s text:c="4"/></text:p>
      <text:p text:style-name="P8">I turned back to Madeleine and layed my palms on her fur. To heal her, I decided to use my so-called "miracle voice", which is, in fact, a healing lullaby my grandpop taught me. According to him, it was our family's special power. I cleaned my throat and began to sing:</text:p>
      <text:p text:style-name="P3"><text:span text:style-name="T1"/></text:p>
      <text:p text:style-name="P8">"...en daʃeʋu no﻿be̞ ʃʊndu</text:p>
      <text:p text:style-name="P3"><text:span text:style-name="T1"/></text:p>
      <text:p text:style-name="P8">tje̞ ʃʊtu ke̞wɛnu sale̞</text:p>
      <text:p text:style-name="P3"><text:span text:style-name="T1"/></text:p>
      <text:p text:style-name="P8">en daʃeʋu no﻿be̞ ʃʊndu</text:p>
      <text:p text:style-name="P3"><text:span text:style-name="T1"/></text:p>
      <text:p text:style-name="P8">tje̞ ʃʊtu ke̞wɛnu sale̞…"*²</text:p>
      <text:p text:style-name="P3"><text:span text:style-name="T1"/></text:p>
      <text:p text:style-name="P8"><text:s text:c="4"/></text:p>
      <text:p text:style-name="P8">The camel closed her eyes and was sound asleep right after. Her body wasn't that hot anymore and the next day, it was certain she would wake up starving.</text:p>
      <text:p text:style-name="P8"><text:s text:c="4"/></text:p>
      <text:p text:style-name="P8">The guy stared at me in awe as if he was a child that saw a shooting star for the first time.</text:p>
      <text:p text:style-name="P8"><text:s text:c="4"/></text:p>
      <text:p text:style-name="P8">"You... You have an amazing voice, Lady Sheep..."</text:p>
      <text:p text:style-name="P8"><text:s text:c="4"/></text:p>
      <text:p text:style-name="P3"><text:soft-page-break/><text:span text:style-name="T1">"Oh, thank you... It's unusual for someone to praise my voice first, they're generally more impressed at the effects. Look, she's alright now."</text:span></text:p>
      <text:p text:style-name="P8"><text:s text:c="4"/></text:p>
      <text:p text:style-name="P8">"Thank you, thank you so much for treating Maddie. I, I have no idea if the money I have is enough to pay you and yet, you healed her without even establishing a price first."</text:p>
      <text:p text:style-name="P8"><text:s text:c="4"/></text:p>
      <text:p text:style-name="P8">"Don't worry about that please. I'll just charge you for the food I'll feed her tomorrow."</text:p>
      <text:p text:style-name="P3"><text:span text:style-name="T1"/></text:p>
      <text:p text:style-name="P8">"No, no, I insist on paying...To be honest, I was really curious about you and that's why I try to stop by everytime I come here. You're quite famous among the locals and I heard from them you do miracles and that you're a miracle yourself! And so many other rumours! I feel-"</text:p>
      <text:p text:style-name="P8"><text:s text:c="2"/></text:p>
      <text:p text:style-name="P8"><text:s text:c="3"/></text:p>
      <text:p text:style-name="P8">...So that's the reason he started coming to my shop. Because of the rumours, huh.</text:p>
      <text:p text:style-name="P8"><text:s text:c="3"/></text:p>
      <text:p text:style-name="P8">The sound of his voice started fading away as my thoughts clouded my mind. They didn't let me hear what he was saying anymore.</text:p>
      <text:p text:style-name="P3"><text:span text:style-name="T1"/></text:p>
      <text:p text:style-name="P8">What else must he have heard? That I'm cursed, that I made a deal with a demon, that I'm possessed by some spirit, that I'm a witch that uses forbidden spells, that I'm a wannabe elf, that I'm a slut...! I'm just your average satyress! Who lives a modest and healthy life. And not a sheep either!!! (I know it's in the name of my store, but still!)</text:p>
      <text:p text:style-name="P8"><text:s text:c="4"/></text:p>
      <text:p text:style-name="P3"><text:span text:style-name="T1"/></text:p>
      <text:p text:style-name="P8">Or so I would like to think I am. It's no wonder most of these rumours about me exist. After all...</text:p>
      <text:p text:style-name="P3"><text:span text:style-name="T1"/></text:p>
      <text:p text:style-name="P8">I'm supposed to be dead.</text:p>
      <text:p text:style-name="P3"><text:span text:style-name="T1"/></text:p>
      <text:p text:style-name="P3"><text:soft-page-break/><text:span text:style-name="T1"/></text:p>
      <text:p text:style-name="P3"><text:span text:style-name="T1"/></text:p>
      <text:p text:style-name="P3"><text:span text:style-name="T1"/></text:p>
      <text:p text:style-name="P3"><text:span text:style-name="T1"/></text:p>
      <text:p text:style-name="P8">Satyr/Satyress: nature deity, humanoid creature, half man, half beast with goat-like legs.</text:p>
      <text:p text:style-name="P3"><text:span text:style-name="T1"/></text:p>
      <text:p text:style-name="P8">*¹: satyrs are able to communicate with animals and other creatures.</text:p>
      <text:p text:style-name="P3"><text:span text:style-name="T1"/></text:p>
      <text:p text:style-name="P8">*²: the lyrics sung belong to "Ballad of the Goddess", a song of The Legend of Zelda series in the Hylian language. [Pls check out, it's a beautiful melody]</text:p>
      <text:p text:style-name="P3"><text:span text:style-name="T1"/></text:p>
      <text:h text:style-name="Heading_20_1" text:outline-level="1">02. I guess you can be my friend.</text:h>
      <text:p text:style-name="P3"><text:span text:style-name="T1"/></text:p>
      <text:p text:style-name="P3"><text:span text:style-name="T1"/></text:p>
      <text:p text:style-name="P8">My parents died on the battlefield when I was still very young and left me to be raised by my grandpop, who lived in an elf village.</text:p>
      <text:p text:style-name="P3"><text:span text:style-name="T1"/></text:p>
      <text:p text:style-name="P8">As a kid, I never had problems getting along with the other elves. I was even given a child name, Syllin, by the village chief which resembled my real name.</text:p>
      <text:p text:style-name="P3"><text:span text:style-name="T1"/></text:p>
      <text:p text:style-name="P8">However, as maturing age approached, the differences between our species began to show up. Actually, not 'show up', more like, I started to realize I couldn't become an elf no matter how much I tried to fit in.</text:p>
      <text:p text:style-name="P8"><text:s text:c="4"/></text:p>
      <text:p text:style-name="P8">I was growing up faster than the other elf kids. At some point, I just wasn't feeling interested in their conversations and likings anymore and felt like a big furry creature among these tiny pointy ear people. To make it worse, I wasn't the most brilliant one in studies and crafts, which led me to be the target of mocking laughs and provocations.</text:p>
      <text:p text:style-name="P3"><text:soft-page-break/><text:span text:style-name="T1"><text:s text:c="4"/></text:span></text:p>
      <text:p text:style-name="P8">Frequently, I would run away to the woods and hide. There, I would talk to the small animals and say silly stuff such as "I hAvE nO FRiEndS thERe!" and "you are the oNLy OnEs I can call mY fRiEnDS!'</text:p>
      <text:p text:style-name="P3"><text:span text:style-name="T1"/></text:p>
      <text:p text:style-name="P8"><text:s text:c="4"/></text:p>
      <text:p text:style-name="P8">Looking back, I just find it funny.</text:p>
      <text:p text:style-name="P3"><text:span text:style-name="T1"/></text:p>
      <text:p text:style-name="P8"><text:s text:c="4"/></text:p>
      <text:p text:style-name="P8">Cutting the story short, after my grandpop passed away, I moved out of the village and started working in the streets. Now here comes the interesting part: I wasn't aging.</text:p>
      <text:p text:style-name="P8"><text:s text:c="4"/></text:p>
      <text:p text:style-name="P8">Century by century, not a single wrinkle appeared on my face, not a single grey hair, not a pain in my back to tell me I'm getting old. Nothing. My image in the mirror remained the same. It was as though time had stopped for me and I kept watching people I love go away one by one. Damn me for falling in love with short lived species.</text:p>
      <text:p text:style-name="P8"><text:s text:c="4"/></text:p>
      <text:p text:style-name="P8">As a satyr, I should have died centuries ago*. I outlived my grandpop, hell, perhaps any satyr ever known. And I didn't understand why. I still don't. Is it a curse or is it a blessing? I keep living every day so carelessly not knowing when I will die, but at the same time I feel so empty for not knowing what I am or what is going on with me.</text:p>
      <text:p text:style-name="P8"><text:s text:c="4"/></text:p>
      <text:p text:style-name="P8">What if I live forever? What if I die tomorrow? These questions torture me every single time.</text:p>
      <text:p text:style-name="P8"><text:s text:c="4"/></text:p>
      <text:p text:style-name="P8">I've talked with the wisest, brilliant people I could find, someone that could possibly know something, but all they could ever respond was "I'm truly sorry, you should look for someone else".</text:p>
      <text:p text:style-name="P8"><text:s text:c="4"/></text:p>
      <text:p text:style-name="P8">At such a point, I was already known as the "Immortal Sheep". I don't like the bad rumours that are spread about me, because the people who spread them are the same that, when sick, come crying to me, begging on their knees to cure their illnesses. Hypocrites are shameless.</text:p>
      <text:p text:style-name="P3"><text:soft-page-break/><text:span text:style-name="T1"/></text:p>
      <text:p text:style-name="P3"><text:span text:style-name="T1"/></text:p>
      <text:p text:style-name="P3"><text:span text:style-name="T1"/></text:p>
      <text:p text:style-name="P8">Some days passed after the camel incident. The guy paid for everything and some more, then thanked me another countless times.</text:p>
      <text:p text:style-name="P3"><text:span text:style-name="T1"/></text:p>
      <text:p text:style-name="P8">Now I thought for sure he wouldn't drop by anymore. He had already seen what he wanted. I treated his camel and he heard my healing lullaby. There was no reason for him to come if he was just curious about my abilities.</text:p>
      <text:p text:style-name="P3"><text:span text:style-name="T1"/></text:p>
      <text:p text:style-name="P8">I went to work like usual. Customers came in and out. There was a guy with sunglasses who bought a pack of condoms from each brand available along with a birthday card. Whose birthday is it? His?</text:p>
      <text:p text:style-name="P3"><text:span text:style-name="T1"/></text:p>
      <text:p text:style-name="P8">Hours passed and closing time was near. People stopped coming and I was in the back, checking the stock.</text:p>
      <text:p text:style-name="P8"><text:s text:c="4"/></text:p>
      <text:p text:style-name="P8">Then the doorbell rings.</text:p>
      <text:p text:style-name="P3"><text:span text:style-name="T1"/></text:p>
      <text:p text:style-name="P8">Who is it at this time?</text:p>
      <text:p text:style-name="P3"><text:span text:style-name="T1"/></text:p>
      <text:p text:style-name="P8">I rush to the front and find him standing by the counter.</text:p>
      <text:p text:style-name="P3"><text:span text:style-name="T1"/></text:p>
      <text:p text:style-name="P8">The camel guy came back.</text:p>
      <text:p text:style-name="P3"><text:span text:style-name="T1"/></text:p>
      <text:p text:style-name="P8">We're facing each other and he looked like he wanted to say something.</text:p>
      <text:p text:style-name="P3"><text:span text:style-name="T1"/></text:p>
      <text:p text:style-name="P8">And… And doesn't say anything.</text:p>
      <text:p text:style-name="P8">Great.</text:p>
      <text:p text:style-name="P3"><text:soft-page-break/><text:span text:style-name="T1"><text:s text:c="6"/></text:span></text:p>
      <text:p text:style-name="P8">"Um, how can I help you, sir..?"</text:p>
      <text:p text:style-name="P8"><text:s text:c="4"/></text:p>
      <text:p text:style-name="P8">"Uh- Hey, Lady Sheep. My apologies, I was trying to remember your name but then I realized I never asked for it, so I kind of freezed."</text:p>
      <text:p text:style-name="P8"><text:s text:c="4"/></text:p>
      <text:p text:style-name="P8">I couldn't help cracking a smile.</text:p>
      <text:p text:style-name="P8"><text:s text:c="4"/></text:p>
      <text:p text:style-name="P8">"I'm Seleni and I'm not a sheep. I'm a satyress."</text:p>
      <text:p text:style-name="P8"><text:s text:c="4"/></text:p>
      <text:p text:style-name="P8">"Oh. That explains why you could talk to Maddie! Seleni...Alright."</text:p>
      <text:p text:style-name="P8"><text:s text:c="4"/></text:p>
      <text:p text:style-name="P8">"You won't tell me yours?"</text:p>
      <text:p text:style-name="P8"><text:s text:c="4"/></text:p>
      <text:p text:style-name="P8">"I'm Camille. Just a human traveller."</text:p>
      <text:p text:style-name="P8"><text:s text:c="4"/></text:p>
      <text:p text:style-name="P8">"Well, now that you know my name, I assume you'll want to try out new granola bar?"</text:p>
      <text:p text:style-name="P8"><text:s text:c="4"/></text:p>
      <text:p text:style-name="P8">"You have granola bars? Ah, no, that's not what I came for. I happened to see the poster you put outside the shop window and I'm interested."</text:p>
      <text:p text:style-name="P8"><text:s text:c="4"/></text:p>
      <text:p text:style-name="P8">Poster outside the shop..? Oh, yeah, my assistant is going away for some months so I put that in hopes someone would want to fill her positio-</text:p>
      <text:p text:style-name="P3"><text:span text:style-name="T1"/></text:p>
      <text:p text:style-name="P8">"Wait. You wanna work here?!"</text:p>
      <text:p text:style-name="P8"><text:s text:c="4"/></text:p>
      <text:p text:style-name="P8">"Yes."</text:p>
      <text:p text:style-name="P3"><text:soft-page-break/><text:span text:style-name="T1"/></text:p>
      <text:p text:style-name="P3"><text:span text:style-name="T1"/></text:p>
      <text:p text:style-name="P3"><text:span text:style-name="T1"/></text:p>
      <text:p text:style-name="P3"><text:span text:style-name="T1"/></text:p>
      <text:p text:style-name="P3"><text:span text:style-name="T1"/></text:p>
      <text:p text:style-name="P8">Child name: a name which elves are called by before they reach maturity (about 100 years), usually short and unisex. After that they are given adult names.</text:p>
      <text:p text:style-name="P3"><text:span text:style-name="T1"/></text:p>
      <text:p text:style-name="P8">*: satyrs can live up to 500 years or more.</text:p>
      <text:p text:style-name="P3"><text:span text:style-name="T1"/></text:p>
      <text:h text:style-name="Heading_20_1" text:outline-level="1">03. The Smoothbread bakery.</text:h>
      <text:p text:style-name="P3"><text:span text:style-name="T1"/></text:p>
      <text:p text:style-name="P3"><text:span text:style-name="T1"/></text:p>
      <text:p text:style-name="P8">I ended up hiring him.</text:p>
      <text:p text:style-name="P3"><text:span text:style-name="T1"/></text:p>
      <text:p text:style-name="P3"><text:span text:style-name="T1"/></text:p>
      <text:p text:style-name="P8">It's been a month since then. He's been coming to work five times a week and to my surprise, he's a fast learner.</text:p>
      <text:p text:style-name="P3"><text:span text:style-name="T1"/></text:p>
      <text:p text:style-name="P8">Here's what I learned from him till now:</text:p>
      <text:p text:style-name="P3"><text:span text:style-name="T1"/></text:p>
      <text:p text:style-name="P8">His name is Camille.</text:p>
      <text:p text:style-name="P8">He's a human traveller and a former blood hunter.</text:p>
      <text:p text:style-name="P8">A sweet tooth.</text:p>
      <text:p text:style-name="P8">He named his camel after his favorite sweet (and asked me to start selling it).</text:p>
      <text:p text:style-name="P8">He's diligent. He has three pocket notebooks he uses for writing new stuff he learns. Why three though?</text:p>
      <text:p text:style-name="P3"><text:soft-page-break/><text:span text:style-name="T1"/></text:p>
      <text:p text:style-name="P8">And that's all I know. Madeleine told me he has a habit of picking his nose, but I guess it's not worth noting that.</text:p>
      <text:p text:style-name="P3"><text:span text:style-name="T1"/></text:p>
      <text:p text:style-name="P3"><text:span text:style-name="T1"/></text:p>
      <text:p text:style-name="P8">"Thank you for your purchase! Please come again!"</text:p>
      <text:p text:style-name="P3"><text:span text:style-name="T1"/></text:p>
      <text:p text:style-name="P8">It's finally lunch time and I ask Camille to change places with me.</text:p>
      <text:p text:style-name="P3"><text:span text:style-name="T1"/></text:p>
      <text:p text:style-name="P8">"Camille, I'm heading out to get lunch. What do you want?"</text:p>
      <text:p text:style-name="P3"><text:span text:style-name="T1"/></text:p>
      <text:p text:style-name="P8">He paused to think for a little, lips pursed. "Chicken sandwich please. Thanks."</text:p>
      <text:p text:style-name="P3"><text:span text:style-name="T1"/></text:p>
      <text:p text:style-name="P3"><text:span text:style-name="T1"/></text:p>
      <text:p text:style-name="P8">I go to the bakery at the end of the street, owned by an old Halfling lady. She's so sweet and I come here daily to buy lunch and snacks.</text:p>
      <text:p text:style-name="P3"><text:span text:style-name="T1"/></text:p>
      <text:p text:style-name="P8">"Hey, Ms. Smoothbread~"</text:p>
      <text:p text:style-name="P3"><text:span text:style-name="T1"/></text:p>
      <text:p text:style-name="P8">"Hello, sweetie! How are you doing today?" The old lady came with a tray of empanadas in her hands. "These just came out, I'll give some to you in a sec."</text:p>
      <text:p text:style-name="P3"><text:span text:style-name="T1"/></text:p>
      <text:p text:style-name="P8">She wraps the empanadas and puts them inside a paper bag.</text:p>
      <text:p text:style-name="P3"><text:span text:style-name="T1"/></text:p>
      <text:p text:style-name="P8">"So, what else do you need today?"</text:p>
      <text:p text:style-name="P3"><text:span text:style-name="T1"/></text:p>
      <text:p text:style-name="P3"><text:soft-page-break/><text:span text:style-name="T1">"A chicken and a veggie sandwich please."</text:span></text:p>
      <text:p text:style-name="P3"><text:span text:style-name="T1"/></text:p>
      <text:p text:style-name="P8">As she's preparing the sandwiches, her brows raise and a new idea pops in her head.</text:p>
      <text:p text:style-name="P3"><text:span text:style-name="T1"/></text:p>
      <text:p text:style-name="P8">"Oh, right! You told me your new assistant loves madeleines! Tell him to come by next time, I'm trying to come up with a recipe he'll enjoy!"</text:p>
      <text:p text:style-name="P3"><text:span text:style-name="T1"/></text:p>
      <text:p text:style-name="P8">"I sure will!" I paid her for the food and went my way. "Thanks, Ms. Smoothbread! Have a nice day!"</text:p>
      <text:p text:style-name="P3"><text:span text:style-name="T1"/></text:p>
      <text:p text:style-name="P8">"You too, dear!"</text:p>
      <text:p text:style-name="P3"><text:span text:style-name="T1"/></text:p>
      <text:p text:style-name="P3"><text:span text:style-name="T1"/></text:p>
      <text:p text:style-name="P3"><text:span text:style-name="T1"/></text:p>
      <text:p text:style-name="P8">I arrived through the back of my store. On the way, I also got some food for Madeleine.</text:p>
      <text:p text:style-name="P3"><text:span text:style-name="T1"/></text:p>
      <text:p text:style-name="P8">"Camille, I'm back. I already fed Madeleine outside."</text:p>
      <text:p text:style-name="P3"><text:span text:style-name="T1"/></text:p>
      <text:p text:style-name="P8">"Ok! I'll go close the store for us to have lunch."</text:p>
      <text:p text:style-name="P3"><text:span text:style-name="T1"/></text:p>
      <text:p text:style-name="P3"><text:span text:style-name="T1"/></text:p>
      <text:p text:style-name="P8">"What do you want to drink?" I asked him, getting a glass of wine for myself.</text:p>
      <text:p text:style-name="P3"><text:span text:style-name="T1"/></text:p>
      <text:p text:style-name="P8">"Water is fine. Hey, can I ask a question?"</text:p>
      <text:p text:style-name="P3"><text:span text:style-name="T1"/></text:p>
      <text:p text:style-name="P8">"Sure." I handed him a bottle of water and we sat down to eat.</text:p>
      <text:p text:style-name="P3"><text:span text:style-name="T1"/></text:p>
      <text:p text:style-name="P3"><text:soft-page-break/><text:span text:style-name="T1">"Is it true that satyrs can't survive without wine?"</text:span></text:p>
      <text:p text:style-name="P3"><text:span text:style-name="T1"/></text:p>
      <text:p text:style-name="P8">"Yup. It's like water to you humans. We need alcohol to function correctly. At least a glass per day." I took out and gave him his chicken sandwich and an empanada.</text:p>
      <text:p text:style-name="P3"><text:span text:style-name="T1"/></text:p>
      <text:p text:style-name="P8">"Oh, you bought empanadas too. Thanks."</text:p>
      <text:p text:style-name="P3"><text:span text:style-name="T1"/></text:p>
      <text:p text:style-name="P8">"I got them for free. Ms. Smoothbread asked you to visit her next time. She's trying to come up with a madeleine recipe you'd like."</text:p>
      <text:p text:style-name="P3"><text:span text:style-name="T1"/></text:p>
      <text:p text:style-name="P8">"Seriously?! That's so sweet of her. I'll go, I'll go."</text:p>
      <text:p text:style-name="P3"><text:span text:style-name="T1"/></text:p>
      <text:p text:style-name="P8">I took a bite of my veggie sandwich. As always, the old lady's food is delicious.</text:p>
      <text:p text:style-name="P3"><text:span text:style-name="T1"/></text:p>
      <text:p text:style-name="P8">I remember when I first got here and was looking for a place to eat. I was broke and had just been kicked out of where I was staying (the owner of the house found out I was seeing her son and didn't want him to get involved with my race. Can you believe that?!). I wasn't doing great at my job either and my income was low.</text:p>
      <text:p text:style-name="P8">The Smoothbread family found me, sleeping on the cold floor, fatigued. I hadn't had a glass of wine in a while. They fed me some pastries and some alcohol they had. I finally got a place to stay.</text:p>
      <text:p text:style-name="P3"><text:span text:style-name="T1"/></text:p>
      <text:p text:style-name="P8">Because I was indebted to the Smoothbread family, I was always there helping at their bakery. To be honest, I felt like they were my family. They cared for me when I was sick, despite being able to manage on my own. They always made sure I had food on my plate and a roof over my head.</text:p>
      <text:p text:style-name="P3"><text:span text:style-name="T1"/></text:p>
      <text:p text:style-name="P8">After that, I found a place to stay and changed jobs. I couldn't keep imposing on them forever.</text:p>
      <text:p text:style-name="P3"><text:span text:style-name="T1"/></text:p>
      <text:p text:style-name="P3"><text:soft-page-break/><text:span text:style-name="T1">The members of the Smoothbread are known to live long and I got to experience it first hand. There was not a single one that hadn't reached a hundred years. I watched them be born and marry. Even Seraphina, the current owner.</text:span></text:p>
      <text:p text:style-name="P3"><text:span text:style-name="T1"/></text:p>
      <text:p text:style-name="P8">It's weird. Although I watched Seraphina Smoothbread grow up, I was never able to treat her as a child after she reached mature age. She passed this aura of being way older and experienced.</text:p>
      <text:p text:style-name="P3"><text:span text:style-name="T1"/></text:p>
      <text:p text:style-name="P8">Ms. Smoothbread never married. I wonder who she'll leave the bakery to.</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8">Blood Hunter: a skilled person who uses blood magic to hunt down and kill monsters, being paid to do so.</text:p>
      <text:p text:style-name="P3"><text:span text:style-name="T1"/></text:p>
      <text:p text:style-name="P8">Halfling: small humans with pointy ears. Similar to Hobbits?</text:p>
      <text:p text:style-name="P3"><text:span text:style-name="T1"/></text:p>
      <text:h text:style-name="Heading_20_1" text:outline-level="1">04. A shy, black bunny.</text:h>
      <text:p text:style-name="P3"><text:span text:style-name="T1"/></text:p>
      <text:p text:style-name="P3"><text:span text:style-name="T1"/></text:p>
      <text:p text:style-name="P8">"Welcome!"</text:p>
      <text:p text:style-name="P3"><text:span text:style-name="T1"/></text:p>
      <text:p text:style-name="P8">A fair skinned, half-rabbit guy comes in. Crimson eyes, black and silky hair. I instantly recognize that figure.</text:p>
      <text:p text:style-name="P3"><text:span text:style-name="T1"/></text:p>
      <text:p text:style-name="P8">"Pierce! Haven't seen you in a while! How have you been?"</text:p>
      <text:p text:style-name="P3"><text:span text:style-name="T1"/></text:p>
      <text:p text:style-name="P3"><text:soft-page-break/><text:span text:style-name="T1">"Hey, Sel. Yeah, I've been working nonstop at the tavern. We got another mouth to feed at home not long ago." <text:s/></text:span></text:p>
      <text:p text:style-name="P3"><text:span text:style-name="T1"/></text:p>
      <text:p text:style-name="P8">"Is that so? You're really 'a hardworking boy', huh." I said in a mocking tone. "Flower seeds?"</text:p>
      <text:p text:style-name="P3"><text:span text:style-name="T1"/></text:p>
      <text:p text:style-name="P8">"Stop copying the barkeeper. Yes, petunias please."</text:p>
      <text:p text:style-name="P3"><text:span text:style-name="T1"/></text:p>
      <text:p text:style-name="P8">Pierce is a Werebeast who reached maturity a few years ago with a hobby of planting flowers, but he's kinda shy about it. I discovered it when I noticed him getting excited when I mentioned I have a greenhouse.</text:p>
      <text:p text:style-name="P3"><text:span text:style-name="T1"/></text:p>
      <text:p text:style-name="P8">"By the way, I heard you have a new assistant. Who is it?"</text:p>
      <text:p text:style-name="P3"><text:span text:style-name="T1"/></text:p>
      <text:p text:style-name="P8">"He's in the back stocktaking. Wait a sec. CAMILLE! There's someone here who wants to meet you!!!"</text:p>
      <text:p text:style-name="P3"><text:span text:style-name="T1"/></text:p>
      <text:p text:style-name="P8">"I DON'T. SEND HIM BACK." Pierce covered his face in regret.</text:p>
      <text:p text:style-name="P3"><text:span text:style-name="T1"/></text:p>
      <text:p text:style-name="P8">Camille appeared behind me, holding a clipboard. "You called? Oh, hello there. Seleni's friend?"</text:p>
      <text:p text:style-name="P3"><text:span text:style-name="T1"/></text:p>
      <text:p text:style-name="P8">"Yeah... That's a rare human you found. What's with the peach colored hair? Is it natural? And why so much jewelry? They look heavy to carry around." Pierce started counting how many bracelets Camille was wearing.</text:p>
      <text:p text:style-name="P3"><text:span text:style-name="T1"/></text:p>
      <text:p text:style-name="P8">"You're being rude, Bunny guy." I chuckled. "Don't mind him, Camille. He's like that, but he's a nice kid."</text:p>
      <text:p text:style-name="P3"><text:span text:style-name="T1"/></text:p>
      <text:p text:style-name="P8">"Don't call me a kid. I don't care if you're over a thousand years old."</text:p>
      <text:p text:style-name="P3"><text:span text:style-name="T1"/></text:p>
      <text:p text:style-name="P8">I crouched to take a pack of petunia seeds from under the counter. "See? He's sweet."</text:p>
      <text:p text:style-name="P3"><text:soft-page-break/><text:span text:style-name="T1"/></text:p>
      <text:p text:style-name="P8">"...I see." Camille slowly nodded. "My hair color is natural and I like wearing jewelry. I have five bracelets on each wrist. Do you also like jewelry?"</text:p>
      <text:p text:style-name="P3"><text:span text:style-name="T1"/></text:p>
      <text:p text:style-name="P8">"...I do." Pierce turned his gaze away. "You know my name already. I work at the tavern nearby, come by if you want to have a drink."</text:p>
      <text:p text:style-name="P3"><text:span text:style-name="T1"/></text:p>
      <text:p text:style-name="P8">"I will!"</text:p>
      <text:p text:style-name="P3"><text:span text:style-name="T1"/></text:p>
      <text:p text:style-name="P8">I handed him the pack of flower seeds. He paid for them and went on his way.</text:p>
      <text:p text:style-name="P3"><text:span text:style-name="T1"/></text:p>
      <text:p text:style-name="P8">"That boy wants to become a florist, but his parents are pretty strict and rejected the idea. He comes here to talk about flowers sometimes."</text:p>
      <text:p text:style-name="P3"><text:span text:style-name="T1"/></text:p>
      <text:p text:style-name="P8">"Why would they reject the idea?" Camille tilted his head.</text:p>
      <text:p text:style-name="P3"><text:span text:style-name="T1"/></text:p>
      <text:p text:style-name="P8">"It's not a job that earns you too much. His family is not that well-off. Y'know the flowers in front of the tavern? He planted them. The barkeeper is kind enough to let him do it."</text:p>
      <text:p text:style-name="P3"><text:span text:style-name="T1"/></text:p>
      <text:p text:style-name="P8">"So he's the one who takes care of them? They are very beautiful flowers…" He turned around and took a step, but paused. "Hey, just an idea. How about we go there tonight?"</text:p>
      <text:p text:style-name="P3"><text:span text:style-name="T1"/></text:p>
      <text:p text:style-name="P8">His question took me by surprise.</text:p>
      <text:p text:style-name="P3"><text:span text:style-name="T1"/></text:p>
      <text:p text:style-name="P8">"Are you asking me for a date?" I show him a smirk.</text:p>
      <text:p text:style-name="P3"><text:span text:style-name="T1"/></text:p>
      <text:p text:style-name="P8">"A date? Um...I guess?" He chuckled nervously.</text:p>
      <text:p text:style-name="P3"><text:soft-page-break/><text:span text:style-name="T1"/></text:p>
      <text:p text:style-name="P3"><text:span text:style-name="T1"/></text:p>
      <text:p text:style-name="P8">• • •</text:p>
      <text:p text:style-name="P3"><text:span text:style-name="T1"/></text:p>
      <text:p text:style-name="P3"><text:span text:style-name="T1"/></text:p>
      <text:p text:style-name="P8">Evening comes and we're heading to the tavern. Walking down the stone street, we weren't that near yet, but we could already hear the drunk singing, the loud voices and music. I also heard another thing: Camille's stomach growling.</text:p>
      <text:p text:style-name="P3"><text:span text:style-name="T1"/></text:p>
      <text:p text:style-name="P8">"You hungry?"</text:p>
      <text:p text:style-name="P3"><text:span text:style-name="T1"/></text:p>
      <text:p text:style-name="P8">He put his hand on his stomach. "Yeah... Do you always go there?"</text:p>
      <text:p text:style-name="P3"><text:span text:style-name="T1"/></text:p>
      <text:p text:style-name="P8">"Sometimes. I buy my wine supply from them. I'm friends with the barkeeper and we exchange products once in a while."</text:p>
      <text:p text:style-name="P3"><text:span text:style-name="T1"/></text:p>
      <text:p text:style-name="P8">"It seems like you're friends with everyone in this town." He said in a cheerful way. "I bet you were present in all of their births."</text:p>
      <text:p text:style-name="P3"><text:span text:style-name="T1"/></text:p>
      <text:p text:style-name="P8">I smiled. "You're not totally wrong."</text:p>
      <text:p text:style-name="P3"><text:span text:style-name="T1"/></text:p>
      <text:p text:style-name="P3"><text:span text:style-name="T1"/></text:p>
      <text:p text:style-name="P8">We arrived. 'The Married Cows Pub'.</text:p>
      <text:p text:style-name="P3"><text:span text:style-name="T1"/></text:p>
      <text:p text:style-name="P8">"Hmm~ The smell of drunks. Let's go, I'm starving just like you."</text:p>
      <text:p text:style-name="P3"><text:span text:style-name="T1"/></text:p>
      <text:p text:style-name="P8">We get inside and find Pierce heading in our direction.</text:p>
      <text:p text:style-name="P3"><text:soft-page-break/><text:span text:style-name="T1"/></text:p>
      <text:p text:style-name="P8">"Welcome, guys. When I made the invite, I didn't think you would come tonight. Sit wherever you like."</text:p>
      <text:p text:style-name="P3"><text:span text:style-name="T1"/></text:p>
      <text:p text:style-name="P8">"You look different in a waiter's uniform." Camille looked him up and down.</text:p>
      <text:p text:style-name="P3"><text:span text:style-name="T1"/></text:p>
      <text:p text:style-name="P8">"Stop that." He made an uncomfortable expression. "I'll go tell Yenna you're here. Here's the menu."</text:p>
      <text:p text:style-name="P3"><text:span text:style-name="T1"/></text:p>
      <text:p text:style-name="P8">I thanked him and we sat down at a table near the counter. We're looking at the menu, when a shadow covers the paper:</text:p>
      <text:p text:style-name="P3"><text:span text:style-name="T1"/></text:p>
      <text:p text:style-name="P8">"Finally, you come visit me!!!"</text:p>
      <text:p text:style-name="P3"><text:span text:style-name="T1"/></text:p>
      <text:p text:style-name="P8">"Yenna!!! Come here!" I stood up to give her a big hug. "How's Gayl?"</text:p>
      <text:p text:style-name="P3"><text:span text:style-name="T1"/></text:p>
      <text:p text:style-name="P8">There's Yenna. Tall, redhead with dreads, muscular, a Half-orc. She's the barkeeper and Pierce's good friend. When I told her about his situation, she immediately hired him. Gayl is her girlfriend, also half-orc.</text:p>
      <text:p text:style-name="P3"><text:span text:style-name="T1"/></text:p>
      <text:p text:style-name="P8">"She's been doing great and looking sexy as ever! Now, who's this human here?" Yenna asked, putting her hands on her waist.</text:p>
      <text:p text:style-name="P3"><text:span text:style-name="T1"/></text:p>
      <text:p text:style-name="P8">"Camille. I'm working as Seleni's temporary assistant. It's a pleasure to meet you, Ms. Yenna."</text:p>
      <text:p text:style-name="P3"><text:span text:style-name="T1"/></text:p>
      <text:p text:style-name="P8">She laughed out loud. "Why so formal?! Do I look that old!?"</text:p>
      <text:p text:style-name="P3"><text:span text:style-name="T1"/></text:p>
      <text:p text:style-name="P8">"I understand him. She looks like an old hag with all the nagging she does daily." Pierce came with a tray of beer mugs on his hands. "Here's two beers."</text:p>
      <text:p text:style-name="P3"><text:span text:style-name="T1"/></text:p>
      <text:p text:style-name="P3"><text:soft-page-break/><text:span text:style-name="T1">"Shut up, you!" Yenna pouted her lips, faking a hurt face. "Anyways, have you two decided on what to order?"</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8">Werebeast: humanoid animal-like creature that is able to switch between their forms, Human or Bestial.</text:p>
      <text:p text:style-name="P3"><text:span text:style-name="T1"/></text:p>
      <text:p text:style-name="P8">Half-orc: offspring of an Orc and a Human.</text:p>
      <text:p text:style-name="P3"><text:span text:style-name="T1"/></text:p>
      <text:h text:style-name="Heading_20_1" text:outline-level="1">05. I'm not drunk!</text:h>
      <text:p text:style-name="P3"><text:span text:style-name="T1"/></text:p>
      <text:p text:style-name="P3"><text:span text:style-name="T1"/></text:p>
      <text:p text:style-name="P8">"Here's two glasses of watermelon wine, boar steak and sausages sided by a plate of red omelettes!" Pierce put down the dishes one by one on our table. "And today's special: a slice of the 500 year old cheese."</text:p>
      <text:p text:style-name="P3"><text:span text:style-name="T1"/></text:p>
      <text:p text:style-name="P8">"Wow! They look incredibly tasty as always!! Thanks!"</text:p>
      <text:p text:style-name="P3"><text:span text:style-name="T1"/></text:p>
      <text:p text:style-name="P8">"Enjoy your food~"</text:p>
      <text:p text:style-name="P3"><text:span text:style-name="T1"/></text:p>
      <text:p text:style-name="P8">I couldn't take my eyes off the dishes in front of me and dug in the moment Pierce turned around.</text:p>
      <text:p text:style-name="P3"><text:span text:style-name="T1"/></text:p>
      <text:p text:style-name="P8">"Hmm~! This cheese tastes freaking awesome! I'm so lucky you still had in stock."</text:p>
      <text:p text:style-name="P3"><text:span text:style-name="T1"/></text:p>
      <text:p text:style-name="P8">"Actually, I knew you would want to eat it, so I kept a big slice to you!" Yenna smirked, with a proud look on her face.</text:p>
      <text:p text:style-name="P3"><text:soft-page-break/><text:span text:style-name="T1"/></text:p>
      <text:p text:style-name="P8">"Wait, for real?! Thank you so much!!!" I shook her hands together and glanced at Camille. "Camille, can you believe this cheese is over 500 years old?! It's so delicious~"</text:p>
      <text:p text:style-name="P3"><text:span text:style-name="T1"/></text:p>
      <text:p text:style-name="P8">"It is indeed delicious! And this wine too, I never knew you could make wine from watermelon." He stared intently at the wine glass, twirling it.</text:p>
      <text:p text:style-name="P3"><text:span text:style-name="T1"/></text:p>
      <text:p text:style-name="P8">"We've been experimenting lately. I heard somewhere that you could make wine out of any fruit!" Yenna said while pouring some beer into mugs.</text:p>
      <text:p text:style-name="P3"><text:span text:style-name="T1"/></text:p>
      <text:p text:style-name="P8">I took a bite of the boar steak. "Maybe I should start my own winery..."</text:p>
      <text:p text:style-name="P3"><text:span text:style-name="T1"/></text:p>
      <text:p text:style-name="P8">"You would end up drinking all the wine and no profit would be made."</text:p>
      <text:p text:style-name="P3"><text:span text:style-name="T1"/></text:p>
      <text:p text:style-name="P8">"That's not true, Yenna! Well... perhaps I would drink a little, yes, but not all of it!" I rose from my chair and handed her my glass, starting to feel the alcohol hit my head, "Refill please."</text:p>
      <text:p text:style-name="P3"><text:span text:style-name="T1"/></text:p>
      <text:p text:style-name="P8">She took the glass from my hands. "Beware, sir, she's an alcoholic by birth. if you let her close to alcohol, she'll make it disappear in an instant."</text:p>
      <text:p text:style-name="P3"><text:span text:style-name="T1"/></text:p>
      <text:p text:style-name="P8">"Stop telling him lies! And—" I put my arm around Camille's chair and looked at him— "I'm not an alcoholic, ok?!"</text:p>
      <text:p text:style-name="P3"><text:span text:style-name="T1"/></text:p>
      <text:p text:style-name="P3"><text:span text:style-name="T1"/></text:p>
      <text:p text:style-name="P3"><text:span text:style-name="T1"/></text:p>
      <text:p text:style-name="P8">And like that, our lively evening passed by. A group of drunk dwarves had climbed on top of a table and sang their lungs out. I soon joined them with a mug of beer in my hands.</text:p>
      <text:p text:style-name="P3"><text:soft-page-break/><text:span text:style-name="T1"/></text:p>
      <text:p text:style-name="P8">Camille stood by the counter singing with Pierce who, although exhausted, was also enjoying the mood.</text:p>
      <text:p text:style-name="P3"><text:span text:style-name="T1"/></text:p>
      <text:p text:style-name="P8">Yenna was the one with an accordion in her hands, playing the song we had been singing. She is great with the accordion and used to play in a jazz band before she opened the tavern.</text:p>
      <text:p text:style-name="P3"><text:span text:style-name="T1"/></text:p>
      <text:p text:style-name="P8">Somehow... It's moments like these that make me feel glad to still be alive. I hope they never end, even if I die someday.</text:p>
      <text:p text:style-name="P3"><text:span text:style-name="T1"/></text:p>
      <text:p text:style-name="P3"><text:span text:style-name="T1"/></text:p>
      <text:p text:style-name="P8">• • •</text:p>
      <text:p text:style-name="P3"><text:span text:style-name="T1"/></text:p>
      <text:p text:style-name="P3"><text:span text:style-name="T1"/></text:p>
      <text:p text:style-name="P8">Next morning, I woke up with a terrible hangover. In hopes I could treat it quickly, I made myself a strawberry mango smoothie and some scrambled eggs.</text:p>
      <text:p text:style-name="P3"><text:span text:style-name="T1"/></text:p>
      <text:p text:style-name="P8">It takes about half an hour for me to get to the store. On days I'm late I can do it in 20. Today I made it 10 minutes late because my pace was slower than usual.</text:p>
      <text:p text:style-name="P3"><text:span text:style-name="T1"/></text:p>
      <text:p text:style-name="P8">I walk in and find Camille cleaning the floor with a mop. He's always here before me so I think he didn't <text:s/>notice I was a little late today.</text:p>
      <text:p text:style-name="P3"><text:span text:style-name="T1"/></text:p>
      <text:p text:style-name="P8">Tomorrow will be his first paycheck. I wonder how he will use it... He doesn't have a house so he doesn't need to pay rent. Oh, maybe he's in debt with some dangerous people and the money from blood hunting only wasn't being enough so that's why he started working here. Nah, if that was the case he should've looked for a job which would earn him more. Hmmm... I wonder why he started working here?</text:p>
      <text:p text:style-name="P3"><text:span text:style-name="T1"/></text:p>
      <text:p text:style-name="P3"><text:soft-page-break/><text:span text:style-name="T1">A human blood hunter in his 30s is now suddenly employed in a 9 to 5 job? It was a 180 degree turn in his lifestyle, how does that make sense?! I did change jobs many times too, but I had the time to experiment!</text:span></text:p>
      <text:p text:style-name="P3"><text:span text:style-name="T1"/></text:p>
      <text:p text:style-name="P8">I guess I shouldn't pry too much, but it does confuse me. It's only for a few months though. Perhaps that's why he's not interested in finding a place to live? I feel bad for letting him sleep in the stockroom despite him insisting on staying there. And Madeleine too. At least on the weekends he still goes out with her to who knows where.</text:p>
      <text:p text:style-name="P3"><text:span text:style-name="T1"/></text:p>
      <text:p text:style-name="P8">A voice snaps me out of it:</text:p>
      <text:p text:style-name="P3"><text:span text:style-name="T1"/></text:p>
      <text:p text:style-name="P8">"Seleni? You ok? You've been staring at me since the moment you stepped in. I see no problem with it, but it does make me slightly nervous. You're not judging how well I mop the floor, are you?" Camille said jokingly while leaning on the mop.</text:p>
      <text:p text:style-name="P3"><text:span text:style-name="T1"/></text:p>
      <text:p text:style-name="P8">I realized what I was doing and ended up laughing at myself.</text:p>
      <text:p text:style-name="P3"><text:span text:style-name="T1"/></text:p>
      <text:p text:style-name="P8">"My bad. You better clean that floor. I want to see it sparkling!" I tapped on his shoulder before reaching for my apron.</text:p>
      <text:p text:style-name="P3"><text:span text:style-name="T1"/></text:p>
      <text:p text:style-name="P8">"...You're hungover? We went back pretty late yesterday. If you want, you can take a nap till you feel better. I'll cover for you."</text:p>
      <text:p text:style-name="P3"><text:span text:style-name="T1"/></text:p>
      <text:p text:style-name="P8">I turn around to find him staring at me with a worried look. That's a kind thing to say, Camille.</text:p>
      <text:p text:style-name="P3"><text:span text:style-name="T1"/></text:p>
      <text:p text:style-name="P8">"If you insist... I'll come back in an hour then."</text:p>
      <text:p text:style-name="P3"><text:span text:style-name="T1"/></text:p>
      <text:p text:style-name="P8">"Leave it to me!" He saluted me. "You can use my blanket too. There's some fur though, I hope you don't mind."</text:p>
      <text:p text:style-name="P3"><text:soft-page-break/><text:span text:style-name="T1"/></text:p>
      <text:p text:style-name="P8">"Why did you salute?" I giggled. "You're funny. Alright, I'll leave it to you. Please don't break anything."</text:p>
      <text:p text:style-name="P3"><text:span text:style-name="T1"/></text:p>
      <text:h text:style-name="Heading_20_1" text:outline-level="1">06. I met a Satyress.</text:h>
      <text:p text:style-name="P3"><text:span text:style-name="T1"/></text:p>
      <text:p text:style-name="P3"><text:span text:style-name="T1"/></text:p>
      <text:p text:style-name="P8">Camille's POV</text:p>
      <text:p text:style-name="P3"><text:span text:style-name="T1"/></text:p>
      <text:p text:style-name="P8">I have been working at Sheep Pharm for two months now. So far, it has been going smoothly. I got my first paycheck three weeks ago which I used to buy more shiny and golden necklaces. Receiving a paycheck is one of the best feelings I have experienced in this lifetime. I wrote that in my journal. Seleni scolded me to save my money for more important things after she saw my new stuff. I also wrote that down:</text:p>
      <text:p text:style-name="P3"><text:span text:style-name="T1"/></text:p>
      <text:p text:style-name="P8">"year XXX, September 14th.</text:p>
      <text:p text:style-name="P3"><text:span text:style-name="T1"/></text:p>
      <text:p text:style-name="P8">"Dear Diary,</text:p>
      <text:p text:style-name="P3"><text:span text:style-name="T1"/></text:p>
      <text:p text:style-name="P8">"I want to buy more jewelry</text:p>
      <text:p text:style-name="P3"><text:span text:style-name="T1"/></text:p>
      <text:p text:style-name="P8">"Recently, I learned about the feeling of receiving a paycheck after my hard work. I also learned from Seleni that I shouldn't waste all my money on superficial things. She told me that I should save it for more important stuff such as food, housing and life insurance.</text:p>
      <text:p text:style-name="P3"><text:span text:style-name="T1"/></text:p>
      <text:p text:style-name="P8">"Life insurance… Do I really need it?</text:p>
      <text:p text:style-name="P3"><text:span text:style-name="T1"/></text:p>
      <text:p text:style-name="P8">"Today was a good day. I visited a rich town in the East and ate a lot. I had fun with Maddie."</text:p>
      <text:p text:style-name="P3"><text:span text:style-name="T1"/></text:p>
      <text:p text:style-name="P3"><text:soft-page-break/><text:span text:style-name="T1"/></text:p>
      <text:p text:style-name="P8">Moving on from my journal, Seleni is the owner of Sheep Pharm. An energetic satyress whom I've been working for. She is famous amongst the locals and is known for being very charming and helpful. I also heard around she's an experienced lover.</text:p>
      <text:p text:style-name="P3"><text:span text:style-name="T1"/></text:p>
      <text:p text:style-name="P8">Milltown is a central city in this region with many commercial areas. It's a stop for many travellers and tourists who are looking for a place to rest or gather information. When I first came here, I heard about an 'Immortal Sheep' who was a great medic and aged more than 1000 years old. There were plenty of rumours as to why she was that old but none seemed to convince me enough so I had to inspect her with my own eyes.</text:p>
      <text:p text:style-name="P8"><text:s/></text:p>
      <text:p text:style-name="P8">I thought, maybe, she is a Shapeshifter demon...</text:p>
      <text:p text:style-name="P3"><text:span text:style-name="T1"/></text:p>
      <text:p text:style-name="P3"><text:span text:style-name="T1"/></text:p>
      <text:p text:style-name="P8">...Like me.</text:p>
      <text:p text:style-name="P3"><text:span text:style-name="T1"/></text:p>
      <text:p text:style-name="P3"><text:span text:style-name="T1"/></text:p>
      <text:p text:style-name="P8">I have been disguising myself as a Human for the last 300 years in order to explore and live in the Overworld. And during those years, I rarely got to meet someone from the Underworld. Therefore, I thought it would be nice to find a comrade here to share our stories of how we escaped there and if not, what kind of mission they were in that would require them to disguise as a Satyr.</text:p>
      <text:p text:style-name="P3"><text:span text:style-name="T1"/></text:p>
      <text:p text:style-name="P8">As for me, I'm not a pure shapeshifter. I'm half Drow too. My mother was a drow and she died soon after she gave birth. My father, a noble, raised me along with his mistress and she would always tell me stories from above. The Overworld has been my dream ever since I was young and I knew that someday I had to live here, permanently.</text:p>
      <text:p text:style-name="P3"><text:span text:style-name="T1"/></text:p>
      <text:p text:style-name="P8">Like I said, it's been so long since I've come in contact with another Underworld habitant. I wanted to know more about this 'Satyress' so I kept looking for her every time I passed by this town.</text:p>
      <text:p text:style-name="P3"><text:span text:style-name="T1"/></text:p>
      <text:p text:style-name="P3"><text:soft-page-break/><text:span text:style-name="T1">The first time I saw Seleni was at the fruit stands, she was wearing patched harem pants and a black cropped turtleneck. I knew it was her based on what I had heard: bronze skin, a strip of dark in an all ash-blonde hair, disproportionate horns and amber eyes. She had these golden hoop earrings and pearl necklaces I couldn't take my eyes off and a basket of vegetables in her arms.</text:span></text:p>
      <text:p text:style-name="P3"><text:span text:style-name="T1"/></text:p>
      <text:p text:style-name="P8">After a few encounters, I was sure they were some kind of demon:</text:p>
      <text:p text:style-name="P8">They also had more than a thousand years. (Why not try to hide the fact though?)</text:p>
      <text:p text:style-name="P8">They also had a crest tattoo on their left arm like us demons have. (Although it's usually on our napes? And why don't they try to hide it too?)</text:p>
      <text:p text:style-name="P8">They speak Elvish with their assistant. Where did they learn it? Here is my theory: they had to infiltrate Elf territory in a mission and did their best to learn the language.</text:p>
      <text:p text:style-name="P3"><text:span text:style-name="T1"/></text:p>
      <text:p text:style-name="P8">And these were all the clues I had. I could go to her house and wait for her to sleep. Shapeshifters have to sleep in their true form to restore stamina. However, that would be too creepy and I'm not that desperate to know if she's a shapeshifter or not.</text:p>
      <text:p text:style-name="P3"><text:span text:style-name="T1"/></text:p>
      <text:p text:style-name="P8">Because my assumptions had too many counter-assumptions, I decided to stay around and learn more about Seleni. And that's how I'm working at a drugstore now.</text:p>
      <text:p text:style-name="P3"><text:span text:style-name="T1"/></text:p>
      <text:p text:style-name="P8">So long, here's what I found out about her alongside my research of the Satyr race:</text:p>
      <text:p text:style-name="P8">She's 1358 years old.</text:p>
      <text:p text:style-name="P8">Her tattoo is like a family thing? She said it's her only connection to her deceased parents.</text:p>
      <text:p text:style-name="P8">Satyrs don't have good eyesight. Apparently, Seleni's farsighted so she keeps a pair of glasses under the counter.</text:p>
      <text:p text:style-name="P8">She limits herself to one glass of wine a day, except for special events or parties where she drinks a lot. And I mean, a lot.</text:p>
      <text:p text:style-name="P8">Her favourite wine is a blend of cupid cherries and dark grapes. She likes to call it 'my forbidden honey'.</text:p>
      <text:p text:style-name="P3"><text:soft-page-break/><text:span text:style-name="T1">Yenna told me she had tons of jobs and used to be a blood hunter like me before she opened her drugstore. Which I found note-worthy since it means she is incredibly tough and knows how to wield a weapon of some kind. I wonder what it is?</text:span></text:p>
      <text:p text:style-name="P8">Her healing ability is also a trait of satyrs, though uncommon. If she were a shapeshifter, she wouldn't be able to fake this power nor talk with animals.</text:p>
      <text:p text:style-name="P8">Yenna and Pierce call her 'Sel'. Should I try calling her this way too?</text:p>
      <text:p text:style-name="P3"><text:span text:style-name="T1"/></text:p>
      <text:p text:style-name="P3"><text:span text:style-name="T1"/></text:p>
      <text:p text:style-name="P8">In conclusion: she is indeed from the satyr species.</text:p>
      <text:p text:style-name="P3"><text:span text:style-name="T1"/></text:p>
      <text:p text:style-name="P8">With that, my curiosity was satisfied.</text:p>
      <text:p text:style-name="P3"><text:span text:style-name="T1"/></text:p>
      <text:p text:style-name="P8">Why am I not leaving here then? It's not like I have anything else to do.</text:p>
      <text:p text:style-name="P3"><text:span text:style-name="T1"/></text:p>
      <text:p text:style-name="P8">Why is she assumed to be immortal? I have no idea, but me being around would help to solve nothing.</text:p>
      <text:p text:style-name="P3"><text:span text:style-name="T1"/></text:p>
      <text:p text:style-name="P8">But sometimes... She seems so lonely. I'm naturally a long lived species, experiencing others' death became a recurring experience to me. As for her, I bet it was a shock. Watching her loved ones pass away and only being able to mourn and cry again and once again, with no idea what's going on. It's not something most people would be strong enough to endure.</text:p>
      <text:p text:style-name="P3"><text:span text:style-name="T1"/></text:p>
      <text:p text:style-name="P3"><text:span text:style-name="T1"/></text:p>
      <text:p text:style-name="P8">I guess... It wouldn't be bad to stay around a little more, would it?</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8">Shapeshifter Demon: as the name suggests, a demon that can change their appearance and form in order to achieve their goals, good or evil.</text:p>
      <text:p text:style-name="P3"><text:span text:style-name="T1"/></text:p>
      <text:p text:style-name="P8">Drow: a subterranean race of elves, dark-skinned with pale hair.</text:p>
      <text:p text:style-name="P3"><text:span text:style-name="T1"/></text:p>
      <text:p text:style-name="P8">Elvish: language spoken by elves.</text:p>
      <text:p text:style-name="P3"><text:span text:style-name="T1"/></text:p>
      <text:h text:style-name="Heading_20_1" text:outline-level="1">07. What does the camel say?</text:h>
      <text:p text:style-name="P3"><text:span text:style-name="T1"/></text:p>
      <text:p text:style-name="P3"><text:span text:style-name="T1"/></text:p>
      <text:p text:style-name="P8">Lately, Seleni's been nagging me to find a better place to sleep.</text:p>
      <text:p text:style-name="P3"><text:span text:style-name="T1"/></text:p>
      <text:p text:style-name="P8">It seems she doesn't approve of me sleeping in the stockroom anymore (truth is she didn't approve of it from the start). I admit, it's nothing compared to sleeping in an actual bed. But what can I do? It's currently the safest place I can stay without risking revealing my true body and I don't need to pay for anything. Here, I just need to have my guard up and make sure to be awake before Seleni arrives. It's perfect.</text:p>
      <text:p text:style-name="P3"><text:span text:style-name="T1"/></text:p>
      <text:p text:style-name="P8">We've unloaded the carriage that just came with our new supplies so we'll have a lot of work today organizing all these products. Now we're just bringing all the boxes inside the stockroom and that's how we got into this conversation. Again.</text:p>
      <text:p text:style-name="P3"><text:span text:style-name="T1"/></text:p>
      <text:p text:style-name="P8">"Camille, I've been telling you, you should really find yourself a place to stay. It's not good for your health, no matter how used to it you are. And for Madeleine too, it's too narrow for her." She said with her face hidden behind some boxes she was carrying.</text:p>
      <text:p text:style-name="P3"><text:span text:style-name="T1"/></text:p>
      <text:p text:style-name="P8">"I know that. That's why I take her out the whole weekend. We go strolling around so she doesn't stay put all the time." I took the boxes from her hands. "Are these the magazine and newspaper boxes? How many?"</text:p>
      <text:p text:style-name="P3"><text:soft-page-break/><text:span text:style-name="T1"/></text:p>
      <text:p text:style-name="P8">"Yah, 25 magazine packs each box and 30 for the newspapers."</text:p>
      <text:p text:style-name="P3"><text:span text:style-name="T1"/></text:p>
      <text:p text:style-name="P8">"Noted."</text:p>
      <text:p text:style-name="P3"><text:span text:style-name="T1"/></text:p>
      <text:p text:style-name="P8">"Even so. I still think you should find a proper place. I can't keep lending you the stockroom, y'know. I'm feeling bad enough already." She gave me the last box from the cart. "That was the last! Phew!"</text:p>
      <text:p text:style-name="P3"><text:span text:style-name="T1"/></text:p>
      <text:p text:style-name="P8">"We're going nowhere with this conversation." I put down the box and reached for the clipboard. </text:p>
      <text:p text:style-name="P3"><text:span text:style-name="T1"/></text:p>
      <text:p text:style-name="P8">However, Seleni swoops in and takes it from my hand.</text:p>
      <text:p text:style-name="P3"><text:span text:style-name="T1"/></text:p>
      <text:p text:style-name="P8">"Alright, I agree. Let me just say one thing though, let Madeleine stay in my village. We have horse stables there. I could pay an amount for them to keep her while you're here." She flipped through the clipped papers, examining them.</text:p>
      <text:p text:style-name="P3"><text:span text:style-name="T1"/></text:p>
      <text:p text:style-name="P8">Isn't she farsighted?</text:p>
      <text:p text:style-name="P3"><text:span text:style-name="T1"/></text:p>
      <text:p text:style-name="P8">"...That's great to be honest. As long as I pay for it and it doesn't impose on the owner."</text:p>
      <text:p text:style-name="P3"><text:span text:style-name="T1"/></text:p>
      <text:p text:style-name="P8">"Deal!" She handed the clipboard back to me. "These papers are looking pretty worn out. I'll go get some for ya."</text:p>
      <text:p text:style-name="P3"><text:span text:style-name="T1"/></text:p>
      <text:p text:style-name="P8">Oh. She wasn't looking at the figures.</text:p>
      <text:p text:style-name="P3"><text:span text:style-name="T1"/></text:p>
      <text:p text:style-name="P3"><text:span text:style-name="T1"/></text:p>
      <text:p text:style-name="P8">• • •</text:p>
      <text:p text:style-name="P3"><text:soft-page-break/><text:span text:style-name="T1"/></text:p>
      <text:p text:style-name="P3"><text:span text:style-name="T1"/></text:p>
      <text:p text:style-name="P8">The sun is setting and we're taking Madeleine to Seleni's village, Lakehaven. It's my first time going there, I wonder what kind of place it is. She told me it's mainly a human village and that they are all kind people. How long has she lived there?</text:p>
      <text:p text:style-name="P3"><text:span text:style-name="T1"/></text:p>
      <text:p text:style-name="P8">I hope the stables are large enough for Maddie. At least there I won't have to worry about someone stealing her. For now it's a relief that I won't have to keep checking on her at every break.</text:p>
      <text:p text:style-name="P3"><text:span text:style-name="T1"/></text:p>
      <text:p text:style-name="P3"><text:span text:style-name="T1"/></text:p>
      <text:p text:style-name="P8">...Can horses and camels breed?</text:p>
      <text:p text:style-name="P3"><text:span text:style-name="T1"/></text:p>
      <text:p text:style-name="P3"><text:span text:style-name="T1"/></text:p>
      <text:p text:style-name="P8">I hope there are no male horses.</text:p>
      <text:p text:style-name="P3"><text:span text:style-name="T1"/></text:p>
      <text:p text:style-name="P3"><text:span text:style-name="T1"/></text:p>
      <text:p text:style-name="P8">"Seleni, are there any male horses in the stables?"</text:p>
      <text:p text:style-name="P3"><text:span text:style-name="T1"/></text:p>
      <text:p text:style-name="P8">Seleni stopped walking and turned her head in my direction. She paused for a moment, before finally deciding to speak.</text:p>
      <text:p text:style-name="P3"><text:span text:style-name="T1"/></text:p>
      <text:p text:style-name="P8">"Camille... You serious?" She asked, brows frowned.</text:p>
      <text:p text:style-name="P3"><text:span text:style-name="T1"/></text:p>
      <text:p text:style-name="P8">Hmm. Maybe it was a stupid question.</text:p>
      <text:p text:style-name="P3"><text:span text:style-name="T1"/></text:p>
      <text:p text:style-name="P8">"Nevermind."</text:p>
      <text:p text:style-name="P3"><text:span text:style-name="T1"/></text:p>
      <text:p text:style-name="P3"><text:soft-page-break/><text:span text:style-name="T1">We got back to walking, but this time there was no conversation between us till we arrived at her place.</text:span></text:p>
      <text:p text:style-name="P3"><text:span text:style-name="T1"/></text:p>
      <text:p text:style-name="P3"><text:span text:style-name="T1"/></text:p>
      <text:p text:style-name="P8">Connected to the main street by a narrow stone path, we reached a small village inside the forest. I'd say it was quite hidden which is a good thing for humans. Down the hill, a big lake could be found with waterfalls around it.</text:p>
      <text:p text:style-name="P3"><text:span text:style-name="T1"/></text:p>
      <text:p text:style-name="P8">It's very similar to the first village I came in contact with. It's peaceful, quiet and surrounded by nature.</text:p>
      <text:p text:style-name="P3"><text:span text:style-name="T1"/></text:p>
      <text:p text:style-name="P3"><text:span text:style-name="T1"/></text:p>
      <text:p text:style-name="P8">Seleni guided me to the stables and introduced me to the owners. They were a middle-aged and charming couple, and horse lovers. I mean, horse worshippers (their words not mine). They wore these straw hats with horse ears and all their horses had cute handmade beanies. Their shirts were also horse-themed.</text:p>
      <text:p text:style-name="P3"><text:span text:style-name="T1"/></text:p>
      <text:p text:style-name="P8">I made sure to explain to them Madeleine's diet and that she shouldn't be put near the male horses. The whole time I felt Seleni's judging gaze upon me but I couldn't take risks.</text:p>
      <text:p text:style-name="P3"><text:span text:style-name="T1"/></text:p>
      <text:p text:style-name="P8">The deal went smoothly and they charged me cheap. I even asked Seleni for Madeleine's opinion on the matter:</text:p>
      <text:p text:style-name="P3"><text:span text:style-name="T1"/></text:p>
      <text:p text:style-name="P8">"You're paranoid." Is what she said. Now, I don't know whose words were that.</text:p>
      <text:p text:style-name="P3"><text:span text:style-name="T1"/></text:p>
      <text:h text:style-name="Heading_20_1" text:outline-level="1">08. Knock, knock!</text:h>
      <text:p text:style-name="P3"><text:span text:style-name="T1"/></text:p>
      <text:p text:style-name="P3"><text:span text:style-name="T1"/></text:p>
      <text:p text:style-name="P3"><text:soft-page-break/><text:span text:style-name="T1">Seleni welcomed me in her house for dinner. I tried to be polite and refused at first, but she hauled me inside. It's hard to be polite with her. It's also hard to believe she is older than Ms. Smoothbread. She acts young and is very enthusiastic, especially at social encounters.</text:span></text:p>
      <text:p text:style-name="P3"><text:span text:style-name="T1"/></text:p>
      <text:p text:style-name="P8">Her house is the nicest I've been to in some time. It's a comfortable one and the orange lights helped create a warm environment. The room had a sweet minty scent. It was a pleasant smell, except that it had a hint of loneliness… It wasn't obvious, but it was definitely there.</text:p>
      <text:p text:style-name="P3"><text:span text:style-name="T1"/></text:p>
      <text:p text:style-name="P8">There wasn't much furniture. It was minimal. No pictures either. No memories. Her house was the total opposite of her personality. The most colorful thing in here was a box of glass bottles in the corner. It's as if she only uses this place to sleep.</text:p>
      <text:p text:style-name="P3"><text:span text:style-name="T1"/></text:p>
      <text:p text:style-name="P8">I kept thinking about how her home seemed void of emotion. Does she not have visitors? Does anybody come here at all? I just thought it looked so much like a hotel room. All tidy and untouched. It made me a little sad.</text:p>
      <text:p text:style-name="P3"><text:span text:style-name="T1"/></text:p>
      <text:p text:style-name="P8">With a few ingredients she had around, I helped her prepare a pot of onion stew accompanied by toasted baguette slices. Because she has a lot of herbs and spices available, we were able to cook a tasty meal. She apologized for not having a table and we sat down on the couch to eat.</text:p>
      <text:p text:style-name="P3"><text:span text:style-name="T1"/></text:p>
      <text:p text:style-name="P8">"A warm meal cooked together… It has been years since I've had this. It tastes wonderful, Seleni."</text:p>
      <text:p text:style-name="P3"><text:span text:style-name="T1"/></text:p>
      <text:p text:style-name="P8">I closed my eyes to feel the heat of the stew sliding down my throat. For someone who spent the last years of his life eating takeouts, this is the most delicious dish I've ever eaten. It's enough to make my eyes water.</text:p>
      <text:p text:style-name="P3"><text:span text:style-name="T1"/></text:p>
      <text:p text:style-name="P8">"It's as they say: food tastes better when eaten with someone else!" Seleni looked at me and smiled cheerfully. "Such a simple meal tasting this nice. Isn't it awesome? I cook this dish for myself every once in a while, but this time, it's so much better."</text:p>
      <text:p text:style-name="P3"><text:span text:style-name="T1"/></text:p>
      <text:p text:style-name="P8">"You're right."</text:p>
      <text:p text:style-name="P3"><text:soft-page-break/><text:span text:style-name="T1"/></text:p>
      <text:p text:style-name="P8">After we finished dining, Seleni poured us wine and showed me a few vinyl records she had stored in a worn-out box. I chose one and put it to play. With a jazzy sound in the background, she asked me:</text:p>
      <text:p text:style-name="P3"><text:span text:style-name="T1"/></text:p>
      <text:p text:style-name="P8">"I was thinking, do you have a home to come back to?"</text:p>
      <text:p text:style-name="P3"><text:span text:style-name="T1"/></text:p>
      <text:p text:style-name="P8">This question caught me off guard and I put the glass down. A home? Should the Underworld be considered my home? If so, not anymore then.</text:p>
      <text:p text:style-name="P3"><text:span text:style-name="T1"/></text:p>
      <text:p text:style-name="P8">"I had one a long time ago." I replied, legs criss-crossed.</text:p>
      <text:p text:style-name="P3"><text:span text:style-name="T1"/></text:p>
      <text:p text:style-name="P8">"Hmm. Any lovers?"</text:p>
      <text:p text:style-name="P3"><text:span text:style-name="T1"/></text:p>
      <text:p text:style-name="P8">"No."</text:p>
      <text:p text:style-name="P3"><text:span text:style-name="T1"/></text:p>
      <text:p text:style-name="P8">"Past ones? Any love stories?"</text:p>
      <text:p text:style-name="P3"><text:span text:style-name="T1"/></text:p>
      <text:p text:style-name="P8">"I guess? Some."</text:p>
      <text:p text:style-name="P3"><text:span text:style-name="T1"/></text:p>
      <text:p text:style-name="P8">"What's with those vague answers?" She laughed, sipping her glass.</text:p>
      <text:p text:style-name="P3"><text:span text:style-name="T1"/></text:p>
      <text:p text:style-name="P8">"Sorry." I awkwardly smiled.</text:p>
      <text:p text:style-name="P3"><text:span text:style-name="T1"/></text:p>
      <text:p text:style-name="P8">Sorry, I don't have any appealing stories like you. Just someone who ran away from home because he was angry with daddy and bored with his life.</text:p>
      <text:p text:style-name="P3"><text:span text:style-name="T1"/></text:p>
      <text:p text:style-name="P3"><text:soft-page-break/><text:span text:style-name="T1">She moved closer to me and placed her arm around my shoulder. "Y'know, this is me trying to get you to speak more about yourself. You rarely open up. I understand if you don't want to, however."</text:span></text:p>
      <text:p text:style-name="P3"><text:span text:style-name="T1"/></text:p>
      <text:p text:style-name="P8">"No, no. It's ok. I'm just not that comfortable talking about my past. I'm not exactly proud of it."</text:p>
      <text:p text:style-name="P3"><text:span text:style-name="T1"/></text:p>
      <text:p text:style-name="P8">Proud? Not the exact word too. I'm happy it happened the way it did. I just can't tell you. Nor do I want to lie to you anymore than I already do.</text:p>
      <text:p text:style-name="P3"><text:span text:style-name="T1"/></text:p>
      <text:p text:style-name="P8">She poured another glass of wine and refilled mine. It's her third. Does that mean she's enjoying herself?</text:p>
      <text:p text:style-name="P3"><text:span text:style-name="T1"/></text:p>
      <text:p text:style-name="P8">Watching her twirl the glass, we exchanged glances for a brief moment in silence.</text:p>
      <text:p text:style-name="P3"><text:span text:style-name="T1"/></text:p>
      <text:p text:style-name="P8">Her eyes look like two glowy goldfishes…</text:p>
      <text:p text:style-name="P3"><text:span text:style-name="T1"/></text:p>
      <text:p text:style-name="P8">Seleni straightens her back and drinks the wine in a single gulp.</text:p>
      <text:p text:style-name="P3"><text:span text:style-name="T1"/></text:p>
      <text:p text:style-name="P8">"How about I tell you about myself then? I'll do the talking if you're not into it. I'm feeling chatty!" She spoke in a wobbly voice, giggling in between words.</text:p>
      <text:p text:style-name="P3"><text:span text:style-name="T1"/></text:p>
      <text:p text:style-name="P8">"Go on. I want to hear it." I smiled and lifted the glass to swallow the entire drink like a shot. "Ugh, I didn't say it before, but this wine is quite spicy."</text:p>
      <text:p text:style-name="P3"><text:span text:style-name="T1"/></text:p>
      <text:p text:style-name="P8">"It's not my favourite either!"</text:p>
      <text:p text:style-name="P3"><text:span text:style-name="T1"/></text:p>
      <text:p text:style-name="P3"><text:span text:style-name="T1"/></text:p>
      <text:p text:style-name="P3"><text:span text:style-name="T1">The Satyress fell asleep on the floor after two hours of telling me her childhood stories and how she met all sorts of different people. She attempted to teach me dance steps to a song she learned from gypsies. Also </text:span><text:soft-page-break/><text:span text:style-name="T1">taught me some funny Elvish expressions and swear words. Who knew she would have been raised along with elves?</text:span></text:p>
      <text:p text:style-name="P3"><text:span text:style-name="T1"/></text:p>
      <text:p text:style-name="P8">I watched her sleep for a few minutes while waiting for me to sober up a bit.</text:p>
      <text:p text:style-name="P3"><text:span text:style-name="T1"/></text:p>
      <text:p text:style-name="P8">Hmm, cotton candy hair. Looks fluffy.</text:p>
      <text:p text:style-name="P3"><text:span text:style-name="T1"/></text:p>
      <text:p text:style-name="P8">…I must be drunk.</text:p>
      <text:p text:style-name="P3"><text:span text:style-name="T1"/></text:p>
      <text:p text:style-name="P8">I called her name to see if she was awake enough to carry herself to bed, but she's a heavy sleeper and didn't flinch in the slightest. There was a blanket neatly folded which I used to roll her in like a burrito. No sign of waking up even after that. I found it funny.</text:p>
      <text:p text:style-name="P3"><text:span text:style-name="T1"/></text:p>
      <text:p text:style-name="P8">After some thinking, I considered it impolite to intrude in her bedroom. That being so, I just placed her on the couch and let the slumber continue.</text:p>
      <text:p text:style-name="P3"><text:span text:style-name="T1"/></text:p>
      <text:p text:style-name="P8">Before going back, I did the dishes and left her a note:</text:p>
      <text:p text:style-name="P3"><text:span text:style-name="T1"/></text:p>
      <text:p text:style-name="P8">"Thank you for letting me have dinner with you. I hope you don't mind me having done the dishes and if there's a next time, I would like to learn that dance better. How did it feel to be a burrito filling?</text:p>
      <text:p text:style-name="P3"><text:span text:style-name="T1"/></text:p>
      <text:p text:style-name="P8">"I had a lovely evening and I hope you slept well.</text:p>
      <text:p text:style-name="P3"><text:span text:style-name="T1"/></text:p>
      <text:p text:style-name="P8">"Camille."</text:p>
      <text:p text:style-name="P3"><text:span text:style-name="T1"/></text:p>
      <text:p text:style-name="P8">With a strange, fuzzy feeling inside me, I said goodbye and left her house.</text:p>
      <text:p text:style-name="P3"><text:span text:style-name="T1"/></text:p>
      <text:h text:style-name="Heading_20_1" text:outline-level="1"><text:soft-page-break/>09. I met another human.</text:h>
      <text:p text:style-name="P3"><text:span text:style-name="T1"/></text:p>
      <text:p text:style-name="P3"><text:span text:style-name="T1"/></text:p>
      <text:p text:style-name="P8">Seleni's POV</text:p>
      <text:p text:style-name="P3"><text:span text:style-name="T1"/></text:p>
      <text:p text:style-name="P8">Me too, I had a lovely evening, Camille.</text:p>
      <text:p text:style-name="P3"><text:span text:style-name="T1"/></text:p>
      <text:p text:style-name="P8">For the first time in a while, my house didn't feel so empty. Ever since we started working together actually, my days have been going a lot smoother.</text:p>
      <text:p text:style-name="P3"><text:span text:style-name="T1"/></text:p>
      <text:p text:style-name="P8">I should invite him over more times.</text:p>
      <text:p text:style-name="P3"><text:span text:style-name="T1"/></text:p>
      <text:p text:style-name="P8">Guess I had been craving someone else's company. Is it because of him?</text:p>
      <text:p text:style-name="P3"><text:span text:style-name="T1"/></text:p>
      <text:p text:style-name="P8">Nah, I can't keep falling in love with humans.</text:p>
      <text:p text:style-name="P3"><text:span text:style-name="T1"/></text:p>
      <text:p text:style-name="P3"><text:span text:style-name="T1"/></text:p>
      <text:p text:style-name="P3"><text:span text:style-name="T1"/></text:p>
      <text:p text:style-name="P8">I arrived at work earlier today and business was low in the morning. Camille was cleaning the back and I was at the counter.</text:p>
      <text:p text:style-name="P3"><text:span text:style-name="T1"/></text:p>
      <text:p text:style-name="P8">Leaning on my hand, a big yawn was to come. I opened my mouth-</text:p>
      <text:p text:style-name="P3"><text:span text:style-name="T1"/></text:p>
      <text:p text:style-name="P8">"Lady Sheep, please, help me! I beg you!!"</text:p>
      <text:p text:style-name="P3"><text:span text:style-name="T1"/></text:p>
      <text:p text:style-name="P8">A female human abruptly opens the entrance door, panting.</text:p>
      <text:p text:style-name="P3"><text:soft-page-break/><text:span text:style-name="T1"/></text:p>
      <text:p text:style-name="P8">Somehow I feel a déjà vu.</text:p>
      <text:p text:style-name="P3"><text:span text:style-name="T1"/></text:p>
      <text:p text:style-name="P8">Green tea colored hair, styled in a bun, odd eyes (R-eye golden yellow, L-eye a greyish blue). A young woman wearing farmer clothes and a flashy silk scarf makes her way to me.</text:p>
      <text:p text:style-name="P3"><text:span text:style-name="T1"/></text:p>
      <text:p text:style-name="P8">She has a… black bunny in her arms.</text:p>
      <text:p text:style-name="P3"><text:span text:style-name="T1"/></text:p>
      <text:p text:style-name="P8">Shiny fur, red eyes and a rude aura.</text:p>
      <text:p text:style-name="P3"><text:span text:style-name="T1"/></text:p>
      <text:p text:style-name="P8">That can't be… Pierce?!</text:p>
      <text:p text:style-name="P3"><text:span text:style-name="T1"/></text:p>
      <text:p text:style-name="P8">I burst out laughing.</text:p>
      <text:p text:style-name="P3"><text:span text:style-name="T1"/></text:p>
      <text:p text:style-name="P8">"Pierce?! Is that you in full bunny shape?!"</text:p>
      <text:p text:style-name="P3"><text:span text:style-name="T1"/></text:p>
      <text:p text:style-name="P8">"This is not funny." (in rabbit language)</text:p>
      <text:p text:style-name="P3"><text:span text:style-name="T1"/></text:p>
      <text:p text:style-name="P8">"Why are you laughing?! How do you know his name?" The girl had a blank look on her face. "Anyways, please, how can I make him go back to normal? It's, it's all my fault… What if he doesn't turn back??"</text:p>
      <text:p text:style-name="P3"><text:span text:style-name="T1"/></text:p>
      <text:p text:style-name="P8">Her shoulders dropped and tears started to build up in her eyes.</text:p>
      <text:p text:style-name="P3"><text:span text:style-name="T1"/></text:p>
      <text:p text:style-name="P8">"You can do miracles, right? I'll pay you a good amount so…"</text:p>
      <text:p text:style-name="P3"><text:span text:style-name="T1"/></text:p>
      <text:p text:style-name="P8">Wait, wait. Don't cry, young lady. It's nothing serious, honestly.</text:p>
      <text:p text:style-name="P3"><text:soft-page-break/><text:span text:style-name="T1"/></text:p>
      <text:p text:style-name="P8">"With what money?! You're broke." The rabbit made annoyed noises.</text:p>
      <text:p text:style-name="P3"><text:span text:style-name="T1"/></text:p>
      <text:p text:style-name="P8">"...Alright, what's your name?" I asked the girl, trying my best to hold in a laugh.</text:p>
      <text:p text:style-name="P3"><text:span text:style-name="T1"/></text:p>
      <text:p text:style-name="P8">"Linnett."</text:p>
      <text:p text:style-name="P3"><text:span text:style-name="T1"/></text:p>
      <text:p text:style-name="P8">"I'll treat him, ok? Don't worry about it. Give him to me." I tried to calm her down, placing my hand on her head.</text:p>
      <text:p text:style-name="P3"><text:span text:style-name="T1"/></text:p>
      <text:p text:style-name="P8">I asked Camille to exchange places with me and let Linnett stay with him.</text:p>
      <text:p text:style-name="P3"><text:span text:style-name="T1"/></text:p>
      <text:p text:style-name="P8">Now I'm in the restroom with Pierce in my hands.</text:p>
      <text:p text:style-name="P3"><text:span text:style-name="T1"/></text:p>
      <text:p text:style-name="P8">"Goddamnit. Please, just tell her it's the peak of my mating season. I thought she knew that, but then started panicking outta nowhere, saying sorry and that it's her fault or whatever. Ugh. I wanna go home."</text:p>
      <text:p text:style-name="P3"><text:span text:style-name="T1"/></text:p>
      <text:p text:style-name="P8">"Who is she? I never saw her around before." I asked him.</text:p>
      <text:p text:style-name="P3"><text:span text:style-name="T1"/></text:p>
      <text:p text:style-name="P8">"My, my gir… My girlfriend. We met about, four months ago." He buried his face in his paws.</text:p>
      <text:p text:style-name="P3"><text:span text:style-name="T1"/></text:p>
      <text:p text:style-name="P8">"No fucking way!" You're kidding! And you didn't think of telling me?!" I pinched his ears.</text:p>
      <text:p text:style-name="P3"><text:span text:style-name="T1"/></text:p>
      <text:p text:style-name="P8">"We decided that, like, yesterday."</text:p>
      <text:p text:style-name="P3"><text:span text:style-name="T1"/></text:p>
      <text:p text:style-name="P8">"Omggg. I'll give you a pack of condoms as a gift. What size are you?"</text:p>
      <text:p text:style-name="P3"><text:soft-page-break/><text:span text:style-name="T1"/></text:p>
      <text:p text:style-name="P8">"Like hell I'll tell you that!!! …She doesn't even see me that way." The ears I was holding dropped down.</text:p>
      <text:p text:style-name="P3"><text:span text:style-name="T1"/></text:p>
      <text:p text:style-name="P8">"Aww, so cute. Relax, the time will come. Ok, ok. I'll explain her everything. But you gotta tell me more about her later. She's a beauty, I'm interested."</text:p>
      <text:p text:style-name="P3"><text:span text:style-name="T1"/></text:p>
      <text:p text:style-name="P8">"No need. She's a windbag. I bet that guy already knows her entire life by now. In the first week after meeting her, she told me what happened in the last 100 years of her life."</text:p>
      <text:p text:style-name="P3"><text:span text:style-name="T1"/></text:p>
      <text:p text:style-name="P8">100 years?</text:p>
      <text:p text:style-name="P3"><text:span text:style-name="T1"/></text:p>
      <text:p text:style-name="P8">"What did you say?"</text:p>
      <text:p text:style-name="P3"><text:span text:style-name="T1"/></text:p>
      <text:p text:style-name="P8">"Yeah. If what she told me is true, she wasn't born a human. She used to be a Ghost Dragon or something. And then shit happened, she met a witch who transformed her into what she is. I know, it sounds crazy."</text:p>
      <text:p text:style-name="P3"><text:span text:style-name="T1"/></text:p>
      <text:p text:style-name="P8">"Not really. This stuff is rare, but it happens. To have changed that girl's race, it must have been an incredibly powerful spell. Perhaps even forbidden? I don't know much about it though so I can't say for sure."</text:p>
      <text:p text:style-name="P3"><text:span text:style-name="T1"/></text:p>
      <text:p text:style-name="P3"><text:span text:style-name="T1"/></text:p>
      <text:p text:style-name="P8">We went back and found Linnett and Camille chatting by the counter. They seemed pretty enthusiastic. I heard them talking about beans…?</text:p>
      <text:p text:style-name="P3"><text:span text:style-name="T1"/></text:p>
      <text:p text:style-name="P8">"Linnett." I called out to her. "Pierce is completely fine."</text:p>
      <text:p text:style-name="P3"><text:span text:style-name="T1"/></text:p>
      <text:p text:style-name="P8">"Really?" Her eyes open wide in relief.</text:p>
      <text:p text:style-name="P3"><text:soft-page-break/><text:span text:style-name="T1"/></text:p>
      <text:p text:style-name="P8">"You can rest. You didn't do anything, ok? It's a common event for werebeasts. It's his peak week of mating season that's why he transformed into a rabbit, like werewolves in full moons." I put the black bunny in her arms. "It started today, didn't it? In a week he'll be back to normal."</text:p>
      <text:p text:style-name="P3"><text:span text:style-name="T1"/></text:p>
      <text:p text:style-name="P8">"That's good news! So I won't have to pay for anything?"</text:p>
      <text:p text:style-name="P3"><text:span text:style-name="T1"/></text:p>
      <text:p text:style-name="P8">"Yes, nothing." I smiled. That was what she was worried about the most?</text:p>
      <text:p text:style-name="P3"><text:span text:style-name="T1"/></text:p>
      <text:p text:style-name="P8">"See, Pierce? I won't have to use your money, I bet you're proud of me!" She raised the bunny, looking at him.</text:p>
      <text:p text:style-name="P3"><text:span text:style-name="T1"/></text:p>
      <text:p text:style-name="P8">If he wasn't in his rabbit form, Pierce would have rolled his eyes and said "Wow, yeah, I'm so proud." in a sarcastic tone.</text:p>
      <text:p text:style-name="P3"><text:span text:style-name="T1"/></text:p>
      <text:p text:style-name="P8">Linnett thanked us and told us goodbye, using Pierce's paws.</text:p>
      <text:p text:style-name="P3"><text:span text:style-name="T1"/></text:p>
      <text:p text:style-name="P8">"They make such a cute couple~" I watched the two go away and leaned on the counter, arms crossed. "Who knew the workaholic Pierce would get a girlfriend this early."</text:p>
      <text:p text:style-name="P3"><text:span text:style-name="T1"/></text:p>
      <text:p text:style-name="P8">"Huh? They're a couple?" Camille had surprise written on his face.</text:p>
      <text:p text:style-name="P3"><text:span text:style-name="T1"/></text:p>
      <text:p text:style-name="P8">"She didn't tell you?"</text:p>
      <text:p text:style-name="P3"><text:span text:style-name="T1"/></text:p>
      <text:p text:style-name="P8">"No, we just talked about our favourite burrito fillings. Ah, and she told me the burrito history."</text:p>
      <text:p text:style-name="P3"><text:span text:style-name="T1"/></text:p>
      <text:p text:style-name="P8">"...I see."</text:p>
      <text:p text:style-name="P3"><text:soft-page-break/><text:span text:style-name="T1"/></text:p>
      <text:p text:style-name="P3"><text:span text:style-name="T1"/></text:p>
      <text:p text:style-name="P3"><text:span text:style-name="T1"/></text:p>
      <text:p text:style-name="P3"><text:span text:style-name="T1"/></text:p>
      <text:p text:style-name="P3"><text:span text:style-name="T1"/></text:p>
      <text:p text:style-name="P8">Ghost Dragon: an undead creature of high intelligence, created after a dragon was slain and their hoard looted.</text:p>
      <text:p text:style-name="P3"><text:span text:style-name="T1"/></text:p>
      <text:h text:style-name="Heading_20_1" text:outline-level="1">10. Bunny meets girl</text:h>
      <text:p text:style-name="P3"><text:span text:style-name="T1"/></text:p>
      <text:p text:style-name="P3"><text:span text:style-name="T1"/></text:p>
      <text:p text:style-name="P8">Pierce's POV</text:p>
      <text:p text:style-name="P3"><text:span text:style-name="T1"/></text:p>
      <text:p text:style-name="P8">~4 months ago (before chapter 1)~</text:p>
      <text:p text:style-name="P3"><text:span text:style-name="T1"/></text:p>
      <text:p text:style-name="P8">"Can't believe I managed to get here in time to buy this apple." I said to myself with a proud smile.</text:p>
      <text:p text:style-name="P3"><text:span text:style-name="T1"/></text:p>
      <text:p text:style-name="P8">Violet and glossy apples were a rare thing in this region and you could only get your hands on them at this time of the year, right before Summer comes. Ever since I had a taste of these, no apple was ever a match for them. They are quite expensive so my money can only afford one.</text:p>
      <text:p text:style-name="P3"><text:span text:style-name="T1"/></text:p>
      <text:p text:style-name="P8">It's the holy weekend and I'm doing groceries in the town's street market. My parents are old and don't do well in places with a lot of people so I'm in charge of buying stuff for our house. Yes, I'm an adult living with my parents.</text:p>
      <text:p text:style-name="P3"><text:span text:style-name="T1"/></text:p>
      <text:p text:style-name="P3"><text:span text:style-name="T1">I don't do well in crowded and noisy places either, but after I started working at the tavern I got quite used to dealing with it. Nothing can be compared to a bunch of drunk men together blabbering and singing, if what </text:span><text:soft-page-break/><text:span text:style-name="T1">they do can be considered singing. They destroy tables while playing card games and invade other people's personal spaces.</text:span></text:p>
      <text:p text:style-name="P3"><text:span text:style-name="T1"/></text:p>
      <text:p text:style-name="P8">I had pretty much finished buying everything from my grocery list and the Sheep Pharm was my last stop for the day. Sel told me she had gotten pink Marigold flower seeds as a gift and wanted me to have them.</text:p>
      <text:p text:style-name="P3"><text:span text:style-name="T1"/></text:p>
      <text:p text:style-name="P8">Recently, I noticed Sel's been acting strange. She's still lively as ever but stopped coming to the tavern to drink and she hasn't been going out with anyone. I wonder if she's sad? I should talk to Yenna later. Maybe we could plan something to make her happy.</text:p>
      <text:p text:style-name="P3"><text:span text:style-name="T1"/></text:p>
      <text:p text:style-name="P8">"That woman stole my food!!! Catch her!!!" A merchant yelled pointing in the direction I was coming from.</text:p>
      <text:p text:style-name="P3"><text:span text:style-name="T1"/></text:p>
      <text:p text:style-name="P8">That's when a girl in rags rushed past me with people chasing after her.</text:p>
      <text:p text:style-name="P3"><text:span text:style-name="T1"/></text:p>
      <text:p text:style-name="P8">"Hey!"</text:p>
      <text:p text:style-name="P3"><text:span text:style-name="T1"/></text:p>
      <text:p text:style-name="P8">"It's that girl! Go get her!"</text:p>
      <text:p text:style-name="P3"><text:span text:style-name="T1"/></text:p>
      <text:p text:style-name="P8">"Gotcha!!!"</text:p>
      <text:p text:style-name="P8"><text:s/></text:p>
      <text:p text:style-name="P8">A bulky man caught her by the collar and raised the girl, showing to the people around.</text:p>
      <text:p text:style-name="P3"><text:span text:style-name="T1"/></text:p>
      <text:p text:style-name="P8">"Stealing isn't nice, miss."</text:p>
      <text:p text:style-name="P3"><text:span text:style-name="T1"/></text:p>
      <text:p text:style-name="P8">And I started hearing whispers.</text:p>
      <text:p text:style-name="P3"><text:span text:style-name="T1"/></text:p>
      <text:p text:style-name="P8">"Can't believe there are still thieves in this town."</text:p>
      <text:p text:style-name="P3"><text:soft-page-break/><text:span text:style-name="T1"/></text:p>
      <text:p text:style-name="P8">"Doesn't she look like a beggar?"</text:p>
      <text:p text:style-name="P3"><text:span text:style-name="T1"/></text:p>
      <text:p text:style-name="P8">"Poor lady, that man shouldn't shame her like that."</text:p>
      <text:p text:style-name="P3"><text:span text:style-name="T1"/></text:p>
      <text:p text:style-name="P8">"Beggar? I'm sure she's a hooker with that body."</text:p>
      <text:p text:style-name="P3"><text:span text:style-name="T1"/></text:p>
      <text:p text:style-name="P3"><text:span text:style-name="T1"/></text:p>
      <text:p text:style-name="P8">Ugh. I hate it.</text:p>
      <text:p text:style-name="P3"><text:span text:style-name="T1"/></text:p>
      <text:p text:style-name="P8">"Enough with that. She's my sister." I raised my voice and cut through the crowd, reaching for the girl. "I didn't want to buy her sweets so she got angry and did this. Please, put her down."</text:p>
      <text:p text:style-name="P3"><text:span text:style-name="T1"/></text:p>
      <text:p text:style-name="P8">"Your sister, huh. You better pay for the food she stole." The guy didn't seem convinced, but released her anyway.</text:p>
      <text:p text:style-name="P3"><text:span text:style-name="T1"/></text:p>
      <text:p text:style-name="P8">"I'll pay. Thanks."</text:p>
      <text:p text:style-name="P3"><text:span text:style-name="T1"/></text:p>
      <text:p text:style-name="P8">I held her arm and pulled her with me, feeling the discriminating gazes upon us and more whispers than before. I wanted to get out of there fast. Thankfully, the crowd dissolved and everybody went back to their business.</text:p>
      <text:p text:style-name="P3"><text:span text:style-name="T1"/></text:p>
      <text:p text:style-name="P8">"Is what you stole all you want to eat?" I asked her after finding a quieter alley. Looking closely, she seemed to be my age.</text:p>
      <text:p text:style-name="P3"><text:span text:style-name="T1"/></text:p>
      <text:p text:style-name="P8">She quietly nodded, avoiding my gaze.</text:p>
      <text:p text:style-name="P3"><text:span text:style-name="T1"/></text:p>
      <text:p text:style-name="P3"><text:soft-page-break/><text:span text:style-name="T1">"Your name. What is it?"</text:span></text:p>
      <text:p text:style-name="P3"><text:span text:style-name="T1"/></text:p>
      <text:p text:style-name="P8">"...Linnett."</text:p>
      <text:p text:style-name="P3"><text:span text:style-name="T1"/></text:p>
      <text:p text:style-name="P8">"Linnett, where are your parents? Do you have a house?"</text:p>
      <text:p text:style-name="P3"><text:span text:style-name="T1"/></text:p>
      <text:p text:style-name="P8">From what I could tell, she has been living in the streets for some time. Her face was dirty and she was reeking of something unidentified. As I had expected, she didn't give a positive answer for any of my questions.</text:p>
      <text:p text:style-name="P3"><text:span text:style-name="T1"/></text:p>
      <text:p text:style-name="P8">I really should start minding my own business.</text:p>
      <text:p text:style-name="P3"><text:span text:style-name="T1"/></text:p>
      <text:p text:style-name="P8">"*sigh*...Come with me."</text:p>
      <text:p text:style-name="P3"><text:span text:style-name="T1"/></text:p>
      <text:p text:style-name="P8">She instantly turned at me and her eyes sparkled when she heard my words. Her bangs were covering her eyes and she was facing downwards before, but now, I can see she's kinda cute. I hope dad and mom don't mind if she stays with us for a couple days. Well, I'm the one who will have the workload increased one way or another.</text:p>
      <text:p text:style-name="P3"><text:span text:style-name="T1"/></text:p>
      <text:p text:style-name="P8">"Promise me you won't steal anything. If you steal, I'll kick you out."</text:p>
      <text:p text:style-name="P3"><text:span text:style-name="T1"/></text:p>
      <text:p text:style-name="P8">She shook her head in agreement. I guess she doesn't say much. Shy maybe?</text:p>
      <text:p text:style-name="P3"><text:span text:style-name="T1"/></text:p>
      <text:p text:style-name="P8">I ended up forgetting to stop by at Selen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cm" fo:margin-right="1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1T18:12:20.839000000</meta:creation-date>
    <meta:editing-duration>PT8M8S</meta:editing-duration>
    <meta:editing-cycles>3</meta:editing-cycles>
    <meta:generator>LibreOffice/24.2.4.2$Windows_X86_64 LibreOffice_project/51a6219feb6075d9a4c46691dcfe0cd9c4fff3c2</meta:generator>
    <dc:title>WRITING</dc:title>
    <dc:date>2024-10-11T23:31:54.911000000</dc:date>
    <meta:document-statistic meta:table-count="0" meta:image-count="0" meta:object-count="0" meta:page-count="50" meta:paragraph-count="555" meta:word-count="10316" meta:character-count="54764" meta:non-whitespace-character-count="44749"/>
    <meta:template xlink:type="simple" xlink:actuate="onRequest" xlink:title="WRITING" xlink:href="../../../Users/hiram/AppData/Roaming/LibreOffice/4/user/template/WRITING.ott" meta:date="2024-07-11T18:12:17.786000000"/>
  </office:meta>
</office:document-meta>
</file>